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26150" table:style-name="ce6">
            <text:p>26.150</text:p>
          </table:table-cell>
          <table:table-cell office:value-type="float" office:value="2851540" table:style-name="ce7">
            <text:p>2.851.540</text:p>
          </table:table-cell>
          <table:table-cell office:value-type="float" office:value="2574292" table:style-name="ce7">
            <text:p>2.574.292</text:p>
          </table:table-cell>
          <table:table-cell office:value-type="percentage" office:value="0.90277253694494908" table:style-name="ce8">
            <text:p>90,3%</text:p>
          </table:table-cell>
          <table:table-cell office:value-type="float" office:value="1865789" table:style-name="ce6">
            <text:p>1.865.789</text:p>
          </table:table-cell>
          <table:table-cell office:value-type="float" office:value="708503" table:style-name="ce6">
            <text:p>708.503</text:p>
          </table:table-cell>
          <table:table-cell office:value-type="date" office:date-value="2021-04-26T00:00:00" table:style-name="ce9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4100" table:style-name="ce12">
            <text:p>4.100</text:p>
          </table:table-cell>
          <table:table-cell office:value-type="float" office:value="554535" table:style-name="ce13">
            <text:p>554.535</text:p>
          </table:table-cell>
          <table:table-cell office:value-type="float" office:value="468479" table:style-name="ce13">
            <text:p>468.479</text:p>
          </table:table-cell>
          <table:table-cell office:value-type="percentage" office:value="0.84481412354495211" table:style-name="ce14">
            <text:p>84,5%</text:p>
          </table:table-cell>
          <table:table-cell office:value-type="float" office:value="343702" table:style-name="ce12">
            <text:p>343.702</text:p>
          </table:table-cell>
          <table:table-cell office:value-type="float" office:value="128851" table:style-name="ce12">
            <text:p>128.851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3150" table:style-name="ce12">
            <text:p>3.150</text:p>
          </table:table-cell>
          <table:table-cell office:value-type="float" office:value="504315" table:style-name="ce13">
            <text:p>504.315</text:p>
          </table:table-cell>
          <table:table-cell office:value-type="float" office:value="436692" table:style-name="ce13">
            <text:p>436.692</text:p>
          </table:table-cell>
          <table:table-cell office:value-type="percentage" office:value="0.86591118646084297" table:style-name="ce14">
            <text:p>86,6%</text:p>
          </table:table-cell>
          <table:table-cell office:value-type="float" office:value="308236" table:style-name="ce12">
            <text:p>308.236</text:p>
          </table:table-cell>
          <table:table-cell office:value-type="float" office:value="130719" table:style-name="ce12">
            <text:p>130.719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07450" table:style-name="ce12">
            <text:p>207.45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3600" table:style-name="ce12">
            <text:p>3.600</text:p>
          </table:table-cell>
          <table:table-cell office:value-type="float" office:value="331450" table:style-name="ce13">
            <text:p>331.450</text:p>
          </table:table-cell>
          <table:table-cell office:value-type="float" office:value="299091" table:style-name="ce13">
            <text:p>299.091</text:p>
          </table:table-cell>
          <table:table-cell office:value-type="percentage" office:value="0.90237139840096547" table:style-name="ce14">
            <text:p>90,2%</text:p>
          </table:table-cell>
          <table:table-cell office:value-type="float" office:value="227376" table:style-name="ce12">
            <text:p>227.376</text:p>
          </table:table-cell>
          <table:table-cell office:value-type="float" office:value="75418" table:style-name="ce12">
            <text:p>75.418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641900" table:style-name="ce13">
            <text:p>641.900</text:p>
          </table:table-cell>
          <table:table-cell office:value-type="float" office:value="568528" table:style-name="ce13">
            <text:p>568.528</text:p>
          </table:table-cell>
          <table:table-cell office:value-type="percentage" office:value="0.88569559121358465" table:style-name="ce14">
            <text:p>88,6%</text:p>
          </table:table-cell>
          <table:table-cell office:value-type="float" office:value="429445" table:style-name="ce12">
            <text:p>429.445</text:p>
          </table:table-cell>
          <table:table-cell office:value-type="float" office:value="144380" table:style-name="ce12">
            <text:p>144.380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1800" table:style-name="ce12">
            <text:p>1.800</text:p>
          </table:table-cell>
          <table:table-cell office:value-type="float" office:value="246535" table:style-name="ce13">
            <text:p>246.535</text:p>
          </table:table-cell>
          <table:table-cell office:value-type="float" office:value="202484" table:style-name="ce13">
            <text:p>202.484</text:p>
          </table:table-cell>
          <table:table-cell office:value-type="percentage" office:value="0.82131948810513722" table:style-name="ce14">
            <text:p>82,1%</text:p>
          </table:table-cell>
          <table:table-cell office:value-type="float" office:value="145106" table:style-name="ce12">
            <text:p>145.106</text:p>
          </table:table-cell>
          <table:table-cell office:value-type="float" office:value="57389" table:style-name="ce12">
            <text:p>57.389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7400" table:style-name="ce12">
            <text:p>7.400</text:p>
          </table:table-cell>
          <table:table-cell office:value-type="float" office:value="1187815" table:style-name="ce13">
            <text:p>1.187.815</text:p>
          </table:table-cell>
          <table:table-cell office:value-type="float" office:value="974889" table:style-name="ce13">
            <text:p>974.889</text:p>
          </table:table-cell>
          <table:table-cell office:value-type="percentage" office:value="0.82074144542710781" table:style-name="ce14">
            <text:p>82,1%</text:p>
          </table:table-cell>
          <table:table-cell office:value-type="float" office:value="693811" table:style-name="ce12">
            <text:p>693.811</text:p>
          </table:table-cell>
          <table:table-cell office:value-type="float" office:value="282609" table:style-name="ce12">
            <text:p>282.609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6300" table:style-name="ce12">
            <text:p>6.300</text:p>
          </table:table-cell>
          <table:table-cell office:value-type="float" office:value="792105" table:style-name="ce13">
            <text:p>792.105</text:p>
          </table:table-cell>
          <table:table-cell office:value-type="float" office:value="659610" table:style-name="ce13">
            <text:p>659.610</text:p>
          </table:table-cell>
          <table:table-cell office:value-type="percentage" office:value="0.83273050921279379" table:style-name="ce14">
            <text:p>83,3%</text:p>
          </table:table-cell>
          <table:table-cell office:value-type="float" office:value="469578" table:style-name="ce12">
            <text:p>469.578</text:p>
          </table:table-cell>
          <table:table-cell office:value-type="float" office:value="191984" table:style-name="ce12">
            <text:p>191.984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24000" table:style-name="ce12">
            <text:p>24.000</text:p>
          </table:table-cell>
          <table:table-cell office:value-type="float" office:value="2778630" table:style-name="ce13">
            <text:p>2.778.630</text:p>
          </table:table-cell>
          <table:table-cell office:value-type="float" office:value="2372754" table:style-name="ce13">
            <text:p>2.372.754</text:p>
          </table:table-cell>
          <table:table-cell office:value-type="percentage" office:value="0.85392945444337676" table:style-name="ce14">
            <text:p>85,4%</text:p>
          </table:table-cell>
          <table:table-cell office:value-type="float" office:value="1741599" table:style-name="ce12">
            <text:p>1.741.599</text:p>
          </table:table-cell>
          <table:table-cell office:value-type="float" office:value="636479" table:style-name="ce12">
            <text:p>636.479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15600" table:style-name="ce12">
            <text:p>15.600</text:p>
          </table:table-cell>
          <table:table-cell office:value-type="float" office:value="1703460" table:style-name="ce13">
            <text:p>1.703.460</text:p>
          </table:table-cell>
          <table:table-cell office:value-type="float" office:value="1508083" table:style-name="ce13">
            <text:p>1.508.083</text:p>
          </table:table-cell>
          <table:table-cell office:value-type="percentage" office:value="0.88530578939335236" table:style-name="ce14">
            <text:p>88,5%</text:p>
          </table:table-cell>
          <table:table-cell office:value-type="float" office:value="1116189" table:style-name="ce12">
            <text:p>1.116.189</text:p>
          </table:table-cell>
          <table:table-cell office:value-type="float" office:value="396305" table:style-name="ce12">
            <text:p>396.305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3300" table:style-name="ce12">
            <text:p>3.300</text:p>
          </table:table-cell>
          <table:table-cell office:value-type="float" office:value="450515" table:style-name="ce13">
            <text:p>450.515</text:p>
          </table:table-cell>
          <table:table-cell office:value-type="float" office:value="400514" table:style-name="ce13">
            <text:p>400.514</text:p>
          </table:table-cell>
          <table:table-cell office:value-type="percentage" office:value="0.88901368433903427" table:style-name="ce14">
            <text:p>88,9%</text:p>
          </table:table-cell>
          <table:table-cell office:value-type="float" office:value="284048" table:style-name="ce12">
            <text:p>284.048</text:p>
          </table:table-cell>
          <table:table-cell office:value-type="float" office:value="116466" table:style-name="ce12">
            <text:p>116.466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8350" table:style-name="ce12">
            <text:p>8.350</text:p>
          </table:table-cell>
          <table:table-cell office:value-type="float" office:value="1222525" table:style-name="ce13">
            <text:p>1.222.525</text:p>
          </table:table-cell>
          <table:table-cell office:value-type="float" office:value="1002060" table:style-name="ce13">
            <text:p>1.002.060</text:p>
          </table:table-cell>
          <table:table-cell office:value-type="percentage" office:value="0.81966421954561253" table:style-name="ce14">
            <text:p>82,0%</text:p>
          </table:table-cell>
          <table:table-cell office:value-type="float" office:value="742792" table:style-name="ce12">
            <text:p>742.792</text:p>
          </table:table-cell>
          <table:table-cell office:value-type="float" office:value="262512" table:style-name="ce12">
            <text:p>262.512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000" table:style-name="ce12">
            <text:p>1.000</text:p>
          </table:table-cell>
          <table:table-cell office:value-type="float" office:value="130195" table:style-name="ce13">
            <text:p>130.195</text:p>
          </table:table-cell>
          <table:table-cell office:value-type="float" office:value="113500" table:style-name="ce13">
            <text:p>113.500</text:p>
          </table:table-cell>
          <table:table-cell office:value-type="percentage" office:value="0.87176926917316333" table:style-name="ce14">
            <text:p>87,2%</text:p>
          </table:table-cell>
          <table:table-cell office:value-type="float" office:value="85831" table:style-name="ce12">
            <text:p>85.831</text:p>
          </table:table-cell>
          <table:table-cell office:value-type="float" office:value="27722" table:style-name="ce12">
            <text:p>27.722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20900" table:style-name="ce12">
            <text:p>20.900</text:p>
          </table:table-cell>
          <table:table-cell office:value-type="float" office:value="2301245" table:style-name="ce13">
            <text:p>2.301.245</text:p>
          </table:table-cell>
          <table:table-cell office:value-type="float" office:value="1952871" table:style-name="ce13">
            <text:p>1.952.871</text:p>
          </table:table-cell>
          <table:table-cell office:value-type="percentage" office:value="0.84861498884299591" table:style-name="ce14">
            <text:p>84,9%</text:p>
          </table:table-cell>
          <table:table-cell office:value-type="float" office:value="1476396" table:style-name="ce12">
            <text:p>1.476.396</text:p>
          </table:table-cell>
          <table:table-cell office:value-type="float" office:value="476496" table:style-name="ce12">
            <text:p>476.496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4650" table:style-name="ce12">
            <text:p>4.650</text:p>
          </table:table-cell>
          <table:table-cell office:value-type="float" office:value="501995" table:style-name="ce13">
            <text:p>501.995</text:p>
          </table:table-cell>
          <table:table-cell office:value-type="float" office:value="411044" table:style-name="ce13">
            <text:p>411.044</text:p>
          </table:table-cell>
          <table:table-cell office:value-type="percentage" office:value="0.81882090459068313" table:style-name="ce14">
            <text:p>81,9%</text:p>
          </table:table-cell>
          <table:table-cell office:value-type="float" office:value="296574" table:style-name="ce12">
            <text:p>296.574</text:p>
          </table:table-cell>
          <table:table-cell office:value-type="float" office:value="114470" table:style-name="ce12">
            <text:p>114.470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2050" table:style-name="ce12">
            <text:p>2.050</text:p>
          </table:table-cell>
          <table:table-cell office:value-type="float" office:value="251045" table:style-name="ce13">
            <text:p>251.045</text:p>
          </table:table-cell>
          <table:table-cell office:value-type="float" office:value="222352" table:style-name="ce13">
            <text:p>222.352</text:p>
          </table:table-cell>
          <table:table-cell office:value-type="percentage" office:value="0.88570574996514573" table:style-name="ce14">
            <text:p>88,6%</text:p>
          </table:table-cell>
          <table:table-cell office:value-type="float" office:value="159406" table:style-name="ce12">
            <text:p>159.406</text:p>
          </table:table-cell>
          <table:table-cell office:value-type="float" office:value="64767" table:style-name="ce12">
            <text:p>64.767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6850" table:style-name="ce12">
            <text:p>6.850</text:p>
          </table:table-cell>
          <table:table-cell office:value-type="float" office:value="887180" table:style-name="ce13">
            <text:p>887.180</text:p>
          </table:table-cell>
          <table:table-cell office:value-type="float" office:value="717025" table:style-name="ce13">
            <text:p>717.025</text:p>
          </table:table-cell>
          <table:table-cell office:value-type="percentage" office:value="0.80820690277057639" table:style-name="ce14">
            <text:p>80,8%</text:p>
          </table:table-cell>
          <table:table-cell office:value-type="float" office:value="533847" table:style-name="ce12">
            <text:p>533.847</text:p>
          </table:table-cell>
          <table:table-cell office:value-type="float" office:value="189332" table:style-name="ce12">
            <text:p>189.332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600" table:style-name="ce12">
            <text:p>1.6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360" table:style-name="ce13">
            <text:p>21.360</text:p>
          </table:table-cell>
          <table:table-cell office:value-type="float" office:value="19930" table:style-name="ce13">
            <text:p>19.930</text:p>
          </table:table-cell>
          <table:table-cell office:value-type="percentage" office:value="0.93305243445692887" table:style-name="ce14">
            <text:p>93,3%</text:p>
          </table:table-cell>
          <table:table-cell office:value-type="float" office:value="14899" table:style-name="ce12">
            <text:p>14.899</text:p>
          </table:table-cell>
          <table:table-cell office:value-type="float" office:value="5110" table:style-name="ce12">
            <text:p>5.110</text:p>
          </table:table-cell>
          <table:table-cell office:value-type="date" office:date-value="2021-04-26T00:00:00" table:style-name="ce15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500" table:style-name="ce12">
            <text:p>1.5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260" table:style-name="ce13">
            <text:p>21.260</text:p>
          </table:table-cell>
          <table:table-cell office:value-type="float" office:value="19634" table:style-name="ce13">
            <text:p>19.634</text:p>
          </table:table-cell>
          <table:table-cell office:value-type="percentage" office:value="0.92351834430856072" table:style-name="ce14">
            <text:p>92,4%</text:p>
          </table:table-cell>
          <table:table-cell office:value-type="float" office:value="14305" table:style-name="ce12">
            <text:p>14.305</text:p>
          </table:table-cell>
          <table:table-cell office:value-type="float" office:value="5580" table:style-name="ce12">
            <text:p>5.580</text:p>
          </table:table-cell>
          <table:table-cell office:value-type="date" office:date-value="2021-04-26T00:00:00" table:style-name="ce16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25350" table:style-name="ce12">
            <text:p>25.35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91450" table:style-name="ce13">
            <text:p>91.450</text:p>
          </table:table-cell>
          <table:table-cell office:value-type="float" office:value="70835" table:style-name="ce17">
            <text:p>70.835</text:p>
          </table:table-cell>
          <table:table-cell office:value-type="percentage" office:value="0.77457627118644068" table:style-name="ce14">
            <text:p>77,5%</text:p>
          </table:table-cell>
          <table:table-cell office:value-type="float" office:value="64982" table:style-name="ce12">
            <text:p>64.982</text:p>
          </table:table-cell>
          <table:table-cell office:value-type="float" office:value="5853" table:style-name="ce12">
            <text:p>5.853</text:p>
          </table:table-cell>
          <table:table-cell office:value-type="date" office:date-value="2021-04-26T00:00:00" table:style-name="ce16">
            <text:p>26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55255" table:style-name="ce19">
            <text:p>11.955.255</text:p>
          </table:table-cell>
          <table:table-cell office:value-type="float" office:value="1553900" table:style-name="ce20">
            <text:p>1.553.900</text:p>
          </table:table-cell>
          <table:table-cell office:value-type="float" office:value="3815500" table:style-name="ce21">
            <text:p>3.815.500</text:p>
          </table:table-cell>
          <table:table-cell office:value-type="float" office:value="146400" table:style-name="ce22">
            <text:p>146.400</text:p>
          </table:table-cell>
          <table:table-cell office:value-type="float" office:value="17471055" table:style-name="ce23">
            <text:p>17.471.055</text:p>
          </table:table-cell>
          <table:table-cell office:value-type="float" office:value="14994667" table:style-name="ce23">
            <text:p>14.994.667</text:p>
          </table:table-cell>
          <table:table-cell office:value-type="percentage" office:value="0.85825767247598961" table:style-name="ce24">
            <text:p>85,8%</text:p>
          </table:table-cell>
          <table:table-cell office:value-type="float" office:value="11013911" table:style-name="ce23">
            <text:p>11.013.911</text:p>
          </table:table-cell>
          <table:table-cell office:value-type="float" office:value="4020945" table:style-name="ce23">
            <text:p>4.020.945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1" table:style-name="ce6">
            <text:p>41.651</text:p>
          </table:table-cell>
          <table:table-cell office:value-type="float" office:value="41555" table:style-name="ce6">
            <text:p>41.555</text:p>
          </table:table-cell>
          <table:table-cell office:value-type="float" office:value="39700" table:style-name="ce6">
            <text:p>39.700</text:p>
          </table:table-cell>
          <table:table-cell office:value-type="percentage" office:value="0.99769513337014715" table:style-name="ce27">
            <text:p>99,8%</text:p>
          </table:table-cell>
          <table:table-cell office:value-type="percentage" office:value="0.95315838755372018" table:style-name="ce27">
            <text:p>95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49" table:style-name="ce28">
            <text:p>18.349</text:p>
          </table:table-cell>
          <table:table-cell office:value-type="float" office:value="17511" table:style-name="ce28">
            <text:p>17.511</text:p>
          </table:table-cell>
          <table:table-cell office:value-type="percentage" office:value="0.99722826086956518" table:style-name="ce29">
            <text:p>99,7%</text:p>
          </table:table-cell>
          <table:table-cell office:value-type="percentage" office:value="0.9516847826086956" table:style-name="ce29">
            <text:p>95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25" table:style-name="ce28">
            <text:p>5.425</text:p>
          </table:table-cell>
          <table:table-cell office:value-type="float" office:value="5177" table:style-name="ce28">
            <text:p>5.177</text:p>
          </table:table-cell>
          <table:table-cell office:value-type="percentage" office:value="0.98708151382823872" table:style-name="ce29">
            <text:p>98,7%</text:p>
          </table:table-cell>
          <table:table-cell office:value-type="percentage" office:value="0.94195778748180492" table:style-name="ce29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21" table:style-name="ce12">
            <text:p>10.721</text:p>
          </table:table-cell>
          <table:table-cell office:value-type="float" office:value="10721" table:style-name="ce28">
            <text:p>10.721</text:p>
          </table:table-cell>
          <table:table-cell office:value-type="float" office:value="9643" table:style-name="ce28">
            <text:p>9.643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9944967820166033" table:style-name="ce29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39" table:style-name="ce28">
            <text:p>7.139</text:p>
          </table:table-cell>
          <table:table-cell office:value-type="float" office:value="6639" table:style-name="ce28">
            <text:p>6.639</text:p>
          </table:table-cell>
          <table:table-cell office:value-type="percentage" office:value="0.95568942436412319" table:style-name="ce29">
            <text:p>95,6%</text:p>
          </table:table-cell>
          <table:table-cell office:value-type="percentage" office:value="0.88875502008032126" table:style-name="ce29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76" table:style-name="ce12">
            <text:p>46.076</text:p>
          </table:table-cell>
          <table:table-cell office:value-type="float" office:value="46076" table:style-name="ce28">
            <text:p>46.076</text:p>
          </table:table-cell>
          <table:table-cell office:value-type="float" office:value="44455" table:style-name="ce28">
            <text:p>44.45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481899470440147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742" table:style-name="ce28">
            <text:p>24.742</text:p>
          </table:table-cell>
          <table:table-cell office:value-type="float" office:value="23366" table:style-name="ce28">
            <text:p>23.366</text:p>
          </table:table-cell>
          <table:table-cell office:value-type="percentage" office:value="0.96776969412500979" table:style-name="ce29">
            <text:p>96,8%</text:p>
          </table:table-cell>
          <table:table-cell office:value-type="percentage" office:value="0.91394821246968627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134" table:style-name="ce28">
            <text:p>77.134</text:p>
          </table:table-cell>
          <table:table-cell office:value-type="float" office:value="64331" table:style-name="ce28">
            <text:p>64.331</text:p>
          </table:table-cell>
          <table:table-cell office:value-type="percentage" office:value="0.99081555318629655" table:style-name="ce29">
            <text:p>99,1%</text:p>
          </table:table-cell>
          <table:table-cell office:value-type="percentage" office:value="0.82635615101028914" table:style-name="ce29">
            <text:p>8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724" table:style-name="ce28">
            <text:p>29.724</text:p>
          </table:table-cell>
          <table:table-cell office:value-type="float" office:value="27610" table:style-name="ce28">
            <text:p>27.610</text:p>
          </table:table-cell>
          <table:table-cell office:value-type="percentage" office:value="0.99434650252567491" table:style-name="ce29">
            <text:p>99,4%</text:p>
          </table:table-cell>
          <table:table-cell office:value-type="percentage" office:value="0.92362760512494568" table:style-name="ce29">
            <text:p>92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88" table:style-name="ce28">
            <text:p>14.588</text:p>
          </table:table-cell>
          <table:table-cell office:value-type="float" office:value="14119" table:style-name="ce28">
            <text:p>14.119</text:p>
          </table:table-cell>
          <table:table-cell office:value-type="percentage" office:value="0.95809799027978459" table:style-name="ce29">
            <text:p>95,8%</text:p>
          </table:table-cell>
          <table:table-cell office:value-type="percentage" office:value="0.92729541573624064" table:style-name="ce29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24" table:style-name="ce28">
            <text:p>23.324</text:p>
          </table:table-cell>
          <table:table-cell office:value-type="float" office:value="22437" table:style-name="ce28">
            <text:p>22.437</text:p>
          </table:table-cell>
          <table:table-cell office:value-type="percentage" office:value="0.98" table:style-name="ce29">
            <text:p>98,0%</text:p>
          </table:table-cell>
          <table:table-cell office:value-type="percentage" office:value="0.94273109243697484" table:style-name="ce29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80" table:style-name="ce28">
            <text:p>3.380</text:p>
          </table:table-cell>
          <table:table-cell office:value-type="float" office:value="3272" table:style-name="ce28">
            <text:p>3.272</text:p>
          </table:table-cell>
          <table:table-cell office:value-type="percentage" office:value="0.99705014749262533" table:style-name="ce29">
            <text:p>99,7%</text:p>
          </table:table-cell>
          <table:table-cell office:value-type="percentage" office:value="0.96519174041297939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0" table:style-name="ce28">
            <text:p>11.280</text:p>
          </table:table-cell>
          <table:table-cell office:value-type="float" office:value="10795" table:style-name="ce28">
            <text:p>10.795</text:p>
          </table:table-cell>
          <table:table-cell office:value-type="percentage" office:value="0.9490954985275557" table:style-name="ce29">
            <text:p>94,9%</text:p>
          </table:table-cell>
          <table:table-cell office:value-type="percentage" office:value="0.90828775767774506" table:style-name="ce29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95" table:style-name="ce28">
            <text:p>8.095</text:p>
          </table:table-cell>
          <table:table-cell office:value-type="float" office:value="7932" table:style-name="ce28">
            <text:p>7.932</text:p>
          </table:table-cell>
          <table:table-cell office:value-type="percentage" office:value="0.97027448160134244" table:style-name="ce29">
            <text:p>97,0%</text:p>
          </table:table-cell>
          <table:table-cell office:value-type="percentage" office:value="0.9507371449119022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666" table:style-name="ce12">
            <text:p>23.666</text:p>
          </table:table-cell>
          <table:table-cell office:value-type="float" office:value="23666" table:style-name="ce28">
            <text:p>23.666</text:p>
          </table:table-cell>
          <table:table-cell office:value-type="float" office:value="20605" table:style-name="ce28">
            <text:p>20.60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7065832840361701" table:style-name="ce29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89" table:style-name="ce28">
            <text:p>189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5454545454545459" table:style-name="ce29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9" table:style-name="ce28">
            <text:p>319</text:p>
          </table:table-cell>
          <table:table-cell office:value-type="float" office:value="297" table:style-name="ce28">
            <text:p>297</text:p>
          </table:table-cell>
          <table:table-cell office:value-type="percentage" office:value="0.98153846153846158" table:style-name="ce29">
            <text:p>98,2%</text:p>
          </table:table-cell>
          <table:table-cell office:value-type="percentage" office:value="0.91384615384615386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082" table:style-name="ce23">
            <text:p>413.082</text:p>
          </table:table-cell>
          <table:table-cell office:value-type="float" office:value="408456" table:style-name="ce23">
            <text:p>408.456</text:p>
          </table:table-cell>
          <table:table-cell office:value-type="float" office:value="377804" table:style-name="ce23">
            <text:p>377.804</text:p>
          </table:table-cell>
          <table:table-cell office:value-type="percentage" office:value="0.98880125495664295" table:style-name="ce24">
            <text:p>98,9%</text:p>
          </table:table-cell>
          <table:table-cell office:value-type="percentage" office:value="0.91459807011682914" table:style-name="ce24">
            <text:p>91,5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423029" table:style-name="ce45">
            <text:p>423.029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1.0230051557859914" table:style-name="ce46">
            <text:p>102,3%</text:p>
          </table:table-cell>
          <table:table-cell office:value-type="float" office:value="504030" table:style-name="ce45">
            <text:p>504.030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0.77497651376654608" table:style-name="ce46">
            <text:p>77,5%</text:p>
          </table:table-cell>
          <table:table-cell office:value-type="float" office:value="421794" table:style-name="ce45">
            <text:p>421.794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0.46039991398760244" table:style-name="ce46">
            <text:p>46,0%</text:p>
          </table:table-cell>
          <table:table-cell office:value-type="float" office:value="151275" table:style-name="ce45">
            <text:p>151.275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0.11958299506490407" table:style-name="ce46">
            <text:p>12,0%</text:p>
          </table:table-cell>
          <table:table-cell office:value-type="float" office:value="336014" table:style-name="ce45">
            <text:p>336.014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0.11165551985607672" table:style-name="ce46">
            <text:p>11,2%</text:p>
          </table:table-cell>
          <table:table-cell office:value-type="float" office:value="29320" table:style-name="ce45">
            <text:p>29.320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4.6848585754322949E-2" table:style-name="ce46">
            <text:p>4,7%</text:p>
          </table:table-cell>
          <table:table-cell office:value-type="float" office:value="327" table:style-name="ce45">
            <text:p>327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1.7974835230677051E-3" table:style-name="ce46">
            <text:p>0,2%</text:p>
          </table:table-cell>
          <table:table-cell office:value-type="float" office:value="1865789" table:style-name="ce47">
            <text:p>1.865.789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0.26419324933983157" table:style-name="ce48">
            <text:p>26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98913" table:style-name="ce50">
            <text:p>98.913</text:p>
          </table:table-cell>
          <table:table-cell office:value-type="float" office:value="98807" table:style-name="ce50">
            <text:p>98.807</text:p>
          </table:table-cell>
          <table:table-cell office:value-type="percentage" office:value="1.0010727984859373" table:style-name="ce51">
            <text:p>100,1%</text:p>
          </table:table-cell>
          <table:table-cell office:value-type="float" office:value="89575" table:style-name="ce50">
            <text:p>89.575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0.75301584632844354" table:style-name="ce51">
            <text:p>75,3%</text:p>
          </table:table-cell>
          <table:table-cell office:value-type="float" office:value="70364" table:style-name="ce50">
            <text:p>70.364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0.44999264550704432" table:style-name="ce51">
            <text:p>45,0%</text:p>
          </table:table-cell>
          <table:table-cell office:value-type="float" office:value="27719" table:style-name="ce50">
            <text:p>27.719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0.13980712779800875" table:style-name="ce51">
            <text:p>14,0%</text:p>
          </table:table-cell>
          <table:table-cell office:value-type="float" office:value="51254" table:style-name="ce50">
            <text:p>51.254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0.11489790016656093" table:style-name="ce51">
            <text:p>11,5%</text:p>
          </table:table-cell>
          <table:table-cell office:value-type="float" office:value="5843" table:style-name="ce50">
            <text:p>5.843</text:p>
          </table:table-cell>
          <table:table-cell office:value-type="float" office:value="89180" table:style-name="ce50">
            <text:p>89.180</text:p>
          </table:table-cell>
          <table:table-cell office:value-type="percentage" office:value="6.5519174702848168E-2" table:style-name="ce51">
            <text:p>6,6%</text:p>
          </table:table-cell>
          <table:table-cell office:value-type="float" office:value="34" table:style-name="ce50">
            <text:p>34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3542579463076555E-3" table:style-name="ce51">
            <text:p>0,1%</text:p>
          </table:table-cell>
          <table:table-cell office:value-type="float" office:value="343702" table:style-name="ce52">
            <text:p>343.702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30341889396202565" table:style-name="ce53">
            <text:p>30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86600" table:style-name="ce50">
            <text:p>86.600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98604058023819829" table:style-name="ce51">
            <text:p>98,6%</text:p>
          </table:table-cell>
          <table:table-cell office:value-type="float" office:value="79396" table:style-name="ce50">
            <text:p>79.396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0.7267434942196267" table:style-name="ce51">
            <text:p>72,7%</text:p>
          </table:table-cell>
          <table:table-cell office:value-type="float" office:value="74417" table:style-name="ce50">
            <text:p>74.417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0.49726699275652847" table:style-name="ce51">
            <text:p>49,7%</text:p>
          </table:table-cell>
          <table:table-cell office:value-type="float" office:value="25200" table:style-name="ce50">
            <text:p>25.200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0.15493867010974821" table:style-name="ce51">
            <text:p>15,5%</text:p>
          </table:table-cell>
          <table:table-cell office:value-type="float" office:value="38832" table:style-name="ce50">
            <text:p>38.832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0.12056070414008289" table:style-name="ce51">
            <text:p>12,1%</text:p>
          </table:table-cell>
          <table:table-cell office:value-type="float" office:value="3755" table:style-name="ce50">
            <text:p>3.755</text:p>
          </table:table-cell>
          <table:table-cell office:value-type="float" office:value="54179" table:style-name="ce50">
            <text:p>54.179</text:p>
          </table:table-cell>
          <table:table-cell office:value-type="percentage" office:value="6.930729618486868E-2" table:style-name="ce51">
            <text:p>6,9%</text:p>
          </table:table-cell>
          <table:table-cell office:value-type="float" office:value="36" table:style-name="ce50">
            <text:p>36</text:p>
          </table:table-cell>
          <table:table-cell office:value-type="float" office:value="15563" table:style-name="ce50">
            <text:p>15.563</text:p>
          </table:table-cell>
          <table:table-cell office:value-type="percentage" office:value="2.3131786930540386E-3" table:style-name="ce51">
            <text:p>0,2%</text:p>
          </table:table-cell>
          <table:table-cell office:value-type="float" office:value="308236" table:style-name="ce52">
            <text:p>308.236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34202499087337124" table:style-name="ce53">
            <text:p>34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48658" table:style-name="ce50">
            <text:p>48.658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98215655403496027" table:style-name="ce51">
            <text:p>98,2%</text:p>
          </table:table-cell>
          <table:table-cell office:value-type="float" office:value="52119" table:style-name="ce50">
            <text:p>52.119</text:p>
          </table:table-cell>
          <table:table-cell office:value-type="float" office:value="80516" table:style-name="ce50">
            <text:p>80.516</text:p>
          </table:table-cell>
          <table:table-cell office:value-type="percentage" office:value="0.64731233543643496" table:style-name="ce51">
            <text:p>64,7%</text:p>
          </table:table-cell>
          <table:table-cell office:value-type="float" office:value="58542" table:style-name="ce50">
            <text:p>58.542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0.49937303273025052" table:style-name="ce51">
            <text:p>49,9%</text:p>
          </table:table-cell>
          <table:table-cell office:value-type="float" office:value="21107" table:style-name="ce50">
            <text:p>21.107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0.12730628419090817" table:style-name="ce51">
            <text:p>12,7%</text:p>
          </table:table-cell>
          <table:table-cell office:value-type="float" office:value="43172" table:style-name="ce50">
            <text:p>43.172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9.3032276416106743E-2" table:style-name="ce51">
            <text:p>9,3%</text:p>
          </table:table-cell>
          <table:table-cell office:value-type="float" office:value="3745" table:style-name="ce50">
            <text:p>3.745</text:p>
          </table:table-cell>
          <table:table-cell office:value-type="float" office:value="85839" table:style-name="ce50">
            <text:p>85.839</text:p>
          </table:table-cell>
          <table:table-cell office:value-type="percentage" office:value="4.3628187653630635E-2" table:style-name="ce51">
            <text:p>4,4%</text:p>
          </table:table-cell>
          <table:table-cell office:value-type="float" office:value="33" table:style-name="ce50">
            <text:p>33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4163090128755365E-3" table:style-name="ce51">
            <text:p>0,1%</text:p>
          </table:table-cell>
          <table:table-cell office:value-type="float" office:value="227376" table:style-name="ce52">
            <text:p>227.376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0.23053922875778557" table:style-name="ce53">
            <text:p>23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85591" table:style-name="ce50">
            <text:p>85.591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94852387073895117" table:style-name="ce51">
            <text:p>94,9%</text:p>
          </table:table-cell>
          <table:table-cell office:value-type="float" office:value="103570" table:style-name="ce50">
            <text:p>103.570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67022150895289623" table:style-name="ce51">
            <text:p>67,0%</text:p>
          </table:table-cell>
          <table:table-cell office:value-type="float" office:value="135609" table:style-name="ce50">
            <text:p>135.609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0.57683375019141447" table:style-name="ce51">
            <text:p>57,7%</text:p>
          </table:table-cell>
          <table:table-cell office:value-type="float" office:value="30224" table:style-name="ce50">
            <text:p>30.224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8.6228146254621815E-2" table:style-name="ce51">
            <text:p>8,6%</text:p>
          </table:table-cell>
          <table:table-cell office:value-type="float" office:value="68355" table:style-name="ce50">
            <text:p>68.355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8.2116886970498945E-2" table:style-name="ce51">
            <text:p>8,2%</text:p>
          </table:table-cell>
          <table:table-cell office:value-type="float" office:value="6045" table:style-name="ce50">
            <text:p>6.045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3.6882470301832226E-2" table:style-name="ce51">
            <text:p>3,7%</text:p>
          </table:table-cell>
          <table:table-cell office:value-type="float" office:value="51" table:style-name="ce50">
            <text:p>51</text:p>
          </table:table-cell>
          <table:table-cell office:value-type="float" office:value="44352" table:style-name="ce50">
            <text:p>44.352</text:p>
          </table:table-cell>
          <table:table-cell office:value-type="percentage" office:value="1.149891774891775E-3" table:style-name="ce51">
            <text:p>0,1%</text:p>
          </table:table-cell>
          <table:table-cell office:value-type="float" office:value="429445" table:style-name="ce52">
            <text:p>429.445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0.22952294267391329" table:style-name="ce53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40489" table:style-name="ce50">
            <text:p>40.489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98652599775839389" table:style-name="ce51">
            <text:p>98,7%</text:p>
          </table:table-cell>
          <table:table-cell office:value-type="float" office:value="39461" table:style-name="ce50">
            <text:p>39.461</text:p>
          </table:table-cell>
          <table:table-cell office:value-type="float" office:value="53066" table:style-name="ce50">
            <text:p>53.066</text:p>
          </table:table-cell>
          <table:table-cell office:value-type="percentage" office:value="0.74362115101948512" table:style-name="ce51">
            <text:p>74,4%</text:p>
          </table:table-cell>
          <table:table-cell office:value-type="float" office:value="28814" table:style-name="ce50">
            <text:p>28.814</text:p>
          </table:table-cell>
          <table:table-cell office:value-type="float" office:value="77345" table:style-name="ce50">
            <text:p>77.345</text:p>
          </table:table-cell>
          <table:table-cell office:value-type="percentage" office:value="0.37253862563837353" table:style-name="ce51">
            <text:p>37,3%</text:p>
          </table:table-cell>
          <table:table-cell office:value-type="float" office:value="11641" table:style-name="ce50">
            <text:p>11.641</text:p>
          </table:table-cell>
          <table:table-cell office:value-type="float" office:value="89964" table:style-name="ce50">
            <text:p>89.964</text:p>
          </table:table-cell>
          <table:table-cell office:value-type="percentage" office:value="0.12939620292561468" table:style-name="ce51">
            <text:p>12,9%</text:p>
          </table:table-cell>
          <table:table-cell office:value-type="float" office:value="23096" table:style-name="ce50">
            <text:p>23.096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0.11890383595636349" table:style-name="ce51">
            <text:p>11,9%</text:p>
          </table:table-cell>
          <table:table-cell office:value-type="float" office:value="1600" table:style-name="ce50">
            <text:p>1.600</text:p>
          </table:table-cell>
          <table:table-cell office:value-type="float" office:value="34935" table:style-name="ce50">
            <text:p>34.935</text:p>
          </table:table-cell>
          <table:table-cell office:value-type="percentage" office:value="4.5799341634464003E-2" table:style-name="ce51">
            <text:p>4,6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145106" table:style-name="ce52">
            <text:p>145.106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28941091059946067" table:style-name="ce53">
            <text:p>28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225439" table:style-name="ce50">
            <text:p>225.439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1.0079675574652258" table:style-name="ce51">
            <text:p>100,8%</text:p>
          </table:table-cell>
          <table:table-cell office:value-type="float" office:value="178026" table:style-name="ce50">
            <text:p>178.026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0.72542276190864263" table:style-name="ce51">
            <text:p>72,5%</text:p>
          </table:table-cell>
          <table:table-cell office:value-type="float" office:value="135552" table:style-name="ce50">
            <text:p>135.552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0.42549478144863845" table:style-name="ce51">
            <text:p>42,5%</text:p>
          </table:table-cell>
          <table:table-cell office:value-type="float" office:value="57160" table:style-name="ce50">
            <text:p>57.160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0.14995736866268775" table:style-name="ce51">
            <text:p>15,0%</text:p>
          </table:table-cell>
          <table:table-cell office:value-type="float" office:value="89619" table:style-name="ce50">
            <text:p>89.619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0.12127884159956695" table:style-name="ce51">
            <text:p>12,1%</text:p>
          </table:table-cell>
          <table:table-cell office:value-type="float" office:value="7915" table:style-name="ce50">
            <text:p>7.915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5.4804669648668487E-2" table:style-name="ce51">
            <text:p>5,5%</text:p>
          </table:table-cell>
          <table:table-cell office:value-type="float" office:value="100" table:style-name="ce50">
            <text:p>100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4579687346376953E-3" table:style-name="ce51">
            <text:p>0,2%</text:p>
          </table:table-cell>
          <table:table-cell office:value-type="float" office:value="693811" table:style-name="ce52">
            <text:p>693.811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33151127660397933" table:style-name="ce53">
            <text:p>33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34951" table:style-name="ce50">
            <text:p>134.951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99820258295486486" table:style-name="ce51">
            <text:p>99,8%</text:p>
          </table:table-cell>
          <table:table-cell office:value-type="float" office:value="107455" table:style-name="ce50">
            <text:p>107.455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0.67538858963802872" table:style-name="ce51">
            <text:p>67,5%</text:p>
          </table:table-cell>
          <table:table-cell office:value-type="float" office:value="97853" table:style-name="ce50">
            <text:p>97.853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0.44795462452619433" table:style-name="ce51">
            <text:p>44,8%</text:p>
          </table:table-cell>
          <table:table-cell office:value-type="float" office:value="46645" table:style-name="ce50">
            <text:p>46.645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0.15170191038058006" table:style-name="ce51">
            <text:p>15,2%</text:p>
          </table:table-cell>
          <table:table-cell office:value-type="float" office:value="76330" table:style-name="ce50">
            <text:p>76.330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0.10783129551538782" table:style-name="ce51">
            <text:p>10,8%</text:p>
          </table:table-cell>
          <table:table-cell office:value-type="float" office:value="6245" table:style-name="ce50">
            <text:p>6.245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4.1767546382375363E-2" table:style-name="ce51">
            <text:p>4,2%</text:p>
          </table:table-cell>
          <table:table-cell office:value-type="float" office:value="99" table:style-name="ce50">
            <text:p>99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336889812104617E-3" table:style-name="ce51">
            <text:p>0,2%</text:p>
          </table:table-cell>
          <table:table-cell office:value-type="float" office:value="469578" table:style-name="ce52">
            <text:p>469.578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27301617940840622" table:style-name="ce53">
            <text:p>27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442357" table:style-name="ce50">
            <text:p>442.357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98917924131700641" table:style-name="ce51">
            <text:p>98,9%</text:p>
          </table:table-cell>
          <table:table-cell office:value-type="float" office:value="343157" table:style-name="ce50">
            <text:p>343.157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0.54015633755816228" table:style-name="ce51">
            <text:p>54,0%</text:p>
          </table:table-cell>
          <table:table-cell office:value-type="float" office:value="478019" table:style-name="ce50">
            <text:p>478.019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0.57071171369080598" table:style-name="ce51">
            <text:p>57,1%</text:p>
          </table:table-cell>
          <table:table-cell office:value-type="float" office:value="138820" table:style-name="ce50">
            <text:p>138.820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0.12715015845683197" table:style-name="ce51">
            <text:p>12,7%</text:p>
          </table:table-cell>
          <table:table-cell office:value-type="float" office:value="301704" table:style-name="ce50">
            <text:p>301.704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0.10761207093956184" table:style-name="ce51">
            <text:p>10,8%</text:p>
          </table:table-cell>
          <table:table-cell office:value-type="float" office:value="37176" table:style-name="ce50">
            <text:p>37.176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6.6825329488995458E-2" table:style-name="ce51">
            <text:p>6,7%</text:p>
          </table:table-cell>
          <table:table-cell office:value-type="float" office:value="366" table:style-name="ce50">
            <text:p>366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2.2894460291247561E-3" table:style-name="ce51">
            <text:p>0,2%</text:p>
          </table:table-cell>
          <table:table-cell office:value-type="float" office:value="1741599" table:style-name="ce52">
            <text:p>1.741.599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0.26663964953462044" table:style-name="ce53">
            <text:p>26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88273" table:style-name="ce50">
            <text:p>288.273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1.0424617854779392" table:style-name="ce51">
            <text:p>104,2%</text:p>
          </table:table-cell>
          <table:table-cell office:value-type="float" office:value="274494" table:style-name="ce50">
            <text:p>274.494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0.62689614536086713" table:style-name="ce51">
            <text:p>62,7%</text:p>
          </table:table-cell>
          <table:table-cell office:value-type="float" office:value="239440" table:style-name="ce50">
            <text:p>239.440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0.41231006598614151" table:style-name="ce51">
            <text:p>41,2%</text:p>
          </table:table-cell>
          <table:table-cell office:value-type="float" office:value="93380" table:style-name="ce50">
            <text:p>93.380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0.12412040396951354" table:style-name="ce51">
            <text:p>12,4%</text:p>
          </table:table-cell>
          <table:table-cell office:value-type="float" office:value="202632" table:style-name="ce50">
            <text:p>202.632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0.11474280096966705" table:style-name="ce51">
            <text:p>11,5%</text:p>
          </table:table-cell>
          <table:table-cell office:value-type="float" office:value="17846" table:style-name="ce50">
            <text:p>17.846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5.057902583084397E-2" table:style-name="ce51">
            <text:p>5,1%</text:p>
          </table:table-cell>
          <table:table-cell office:value-type="float" office:value="124" table:style-name="ce50">
            <text:p>124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2033110462013217E-3" table:style-name="ce51">
            <text:p>0,1%</text:p>
          </table:table-cell>
          <table:table-cell office:value-type="float" office:value="1116189" table:style-name="ce52">
            <text:p>1.116.189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0.26144512982792278" table:style-name="ce53">
            <text:p>26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77027" table:style-name="ce50">
            <text:p>77.027</text:p>
          </table:table-cell>
          <table:table-cell office:value-type="float" office:value="76005" table:style-name="ce50">
            <text:p>76.005</text:p>
          </table:table-cell>
          <table:table-cell office:value-type="percentage" office:value="1.0134464837839616" table:style-name="ce51">
            <text:p>101,3%</text:p>
          </table:table-cell>
          <table:table-cell office:value-type="float" office:value="74070" table:style-name="ce50">
            <text:p>74.070</text:p>
          </table:table-cell>
          <table:table-cell office:value-type="float" office:value="91876" table:style-name="ce50">
            <text:p>91.876</text:p>
          </table:table-cell>
          <table:table-cell office:value-type="percentage" office:value="0.80619530671774997" table:style-name="ce51">
            <text:p>80,6%</text:p>
          </table:table-cell>
          <table:table-cell office:value-type="float" office:value="63451" table:style-name="ce50">
            <text:p>63.451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0.50640478223740393" table:style-name="ce51">
            <text:p>50,6%</text:p>
          </table:table-cell>
          <table:table-cell office:value-type="float" office:value="24106" table:style-name="ce50">
            <text:p>24.106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0.1424569780635401" table:style-name="ce51">
            <text:p>14,2%</text:p>
          </table:table-cell>
          <table:table-cell office:value-type="float" office:value="43029" table:style-name="ce50">
            <text:p>43.029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0.12231862140327138" table:style-name="ce51">
            <text:p>12,2%</text:p>
          </table:table-cell>
          <table:table-cell office:value-type="float" office:value="2309" table:style-name="ce50">
            <text:p>2.309</text:p>
          </table:table-cell>
          <table:table-cell office:value-type="float" office:value="76088" table:style-name="ce50">
            <text:p>76.088</text:p>
          </table:table-cell>
          <table:table-cell office:value-type="percentage" office:value="3.0346440963095363E-2" table:style-name="ce51">
            <text:p>3,0%</text:p>
          </table:table-cell>
          <table:table-cell office:value-type="float" office:value="56" table:style-name="ce50">
            <text:p>56</text:p>
          </table:table-cell>
          <table:table-cell office:value-type="float" office:value="20953" table:style-name="ce50">
            <text:p>20.953</text:p>
          </table:table-cell>
          <table:table-cell office:value-type="percentage" office:value="2.6726483081181691E-3" table:style-name="ce51">
            <text:p>0,3%</text:p>
          </table:table-cell>
          <table:table-cell office:value-type="float" office:value="284048" table:style-name="ce52">
            <text:p>284.048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31172514000568474" table:style-name="ce53">
            <text:p>31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232372" table:style-name="ce50">
            <text:p>232.372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99176276771004945" table:style-name="ce51">
            <text:p>99,2%</text:p>
          </table:table-cell>
          <table:table-cell office:value-type="float" office:value="218233" table:style-name="ce50">
            <text:p>218.233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0.75314568507947899" table:style-name="ce51">
            <text:p>75,3%</text:p>
          </table:table-cell>
          <table:table-cell office:value-type="float" office:value="122664" table:style-name="ce50">
            <text:p>122.664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0.35357294185808541" table:style-name="ce51">
            <text:p>35,4%</text:p>
          </table:table-cell>
          <table:table-cell office:value-type="float" office:value="66720" table:style-name="ce50">
            <text:p>66.720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0.16437991667672688" table:style-name="ce51">
            <text:p>16,4%</text:p>
          </table:table-cell>
          <table:table-cell office:value-type="float" office:value="97568" table:style-name="ce50">
            <text:p>97.568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0.10974978740253137" table:style-name="ce51">
            <text:p>11,0%</text:p>
          </table:table-cell>
          <table:table-cell office:value-type="float" office:value="5197" table:style-name="ce50">
            <text:p>5.197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3.4024026973059673E-2" table:style-name="ce51">
            <text:p>3,4%</text:p>
          </table:table-cell>
          <table:table-cell office:value-type="float" office:value="38" table:style-name="ce50">
            <text:p>38</text:p>
          </table:table-cell>
          <table:table-cell office:value-type="float" office:value="44014" table:style-name="ce50">
            <text:p>44.014</text:p>
          </table:table-cell>
          <table:table-cell office:value-type="percentage" office:value="8.6336165765438266E-4" table:style-name="ce51">
            <text:p>0,1%</text:p>
          </table:table-cell>
          <table:table-cell office:value-type="float" office:value="742792" table:style-name="ce52">
            <text:p>742.792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31439028240830291" table:style-name="ce53">
            <text:p>31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22777" table:style-name="ce50">
            <text:p>22.777</text:p>
          </table:table-cell>
          <table:table-cell office:value-type="float" office:value="22207" table:style-name="ce50">
            <text:p>22.207</text:p>
          </table:table-cell>
          <table:table-cell office:value-type="percentage" office:value="1.0256675822938712" table:style-name="ce51">
            <text:p>102,6%</text:p>
          </table:table-cell>
          <table:table-cell office:value-type="float" office:value="23738" table:style-name="ce50">
            <text:p>23.738</text:p>
          </table:table-cell>
          <table:table-cell office:value-type="float" office:value="28125" table:style-name="ce50">
            <text:p>28.125</text:p>
          </table:table-cell>
          <table:table-cell office:value-type="percentage" office:value="0.84401777777777776" table:style-name="ce51">
            <text:p>84,4%</text:p>
          </table:table-cell>
          <table:table-cell office:value-type="float" office:value="17911" table:style-name="ce50">
            <text:p>17.911</text:p>
          </table:table-cell>
          <table:table-cell office:value-type="float" office:value="37718" table:style-name="ce50">
            <text:p>37.718</text:p>
          </table:table-cell>
          <table:table-cell office:value-type="percentage" office:value="0.47486611167082032" table:style-name="ce51">
            <text:p>47,5%</text:p>
          </table:table-cell>
          <table:table-cell office:value-type="float" office:value="6881" table:style-name="ce50">
            <text:p>6.881</text:p>
          </table:table-cell>
          <table:table-cell office:value-type="float" office:value="47664" table:style-name="ce50">
            <text:p>47.664</text:p>
          </table:table-cell>
          <table:table-cell office:value-type="percentage" office:value="0.14436471970459885" table:style-name="ce51">
            <text:p>14,4%</text:p>
          </table:table-cell>
          <table:table-cell office:value-type="float" office:value="13208" table:style-name="ce50">
            <text:p>13.208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0.12273039826051405" table:style-name="ce51">
            <text:p>12,3%</text:p>
          </table:table-cell>
          <table:table-cell office:value-type="float" office:value="1307" table:style-name="ce50">
            <text:p>1.307</text:p>
          </table:table-cell>
          <table:table-cell office:value-type="float" office:value="21170" table:style-name="ce50">
            <text:p>21.170</text:p>
          </table:table-cell>
          <table:table-cell office:value-type="percentage" office:value="6.1738308927727914E-2" table:style-name="ce51">
            <text:p>6,2%</text:p>
          </table:table-cell>
          <table:table-cell office:value-type="float" office:value="9" table:style-name="ce50">
            <text:p>9</text:p>
          </table:table-cell>
          <table:table-cell office:value-type="float" office:value="6286" table:style-name="ce50">
            <text:p>6.286</text:p>
          </table:table-cell>
          <table:table-cell office:value-type="percentage" office:value="1.4317531021317213E-3" table:style-name="ce51">
            <text:p>0,1%</text:p>
          </table:table-cell>
          <table:table-cell office:value-type="float" office:value="85831" table:style-name="ce52">
            <text:p>85.831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31696751702438808" table:style-name="ce53">
            <text:p>31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360680" table:style-name="ce50">
            <text:p>360.680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99054712431547665" table:style-name="ce51">
            <text:p>99,1%</text:p>
          </table:table-cell>
          <table:table-cell office:value-type="float" office:value="346011" table:style-name="ce50">
            <text:p>346.011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0.65771430635206363" table:style-name="ce51">
            <text:p>65,8%</text:p>
          </table:table-cell>
          <table:table-cell office:value-type="float" office:value="353445" table:style-name="ce50">
            <text:p>353.445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0.50253581924663349" table:style-name="ce51">
            <text:p>50,3%</text:p>
          </table:table-cell>
          <table:table-cell office:value-type="float" office:value="114241" table:style-name="ce50">
            <text:p>114.241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0.11743729074212851" table:style-name="ce51">
            <text:p>11,7%</text:p>
          </table:table-cell>
          <table:table-cell office:value-type="float" office:value="278426" table:style-name="ce50">
            <text:p>278.426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0.11076178613753149" table:style-name="ce51">
            <text:p>11,1%</text:p>
          </table:table-cell>
          <table:table-cell office:value-type="float" office:value="23368" table:style-name="ce50">
            <text:p>23.368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4.8712154691525816E-2" table:style-name="ce51">
            <text:p>4,9%</text:p>
          </table:table-cell>
          <table:table-cell office:value-type="float" office:value="225" table:style-name="ce50">
            <text:p>225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1.6561044008214277E-3" table:style-name="ce51">
            <text:p>0,2%</text:p>
          </table:table-cell>
          <table:table-cell office:value-type="float" office:value="1476396" table:style-name="ce52">
            <text:p>1.476.396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0.25921589262491568" table:style-name="ce5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71113" table:style-name="ce50">
            <text:p>71.113</text:p>
          </table:table-cell>
          <table:table-cell office:value-type="float" office:value="69771" table:style-name="ce50">
            <text:p>69.771</text:p>
          </table:table-cell>
          <table:table-cell office:value-type="percentage" office:value="1.0192343523813618" table:style-name="ce51">
            <text:p>101,9%</text:p>
          </table:table-cell>
          <table:table-cell office:value-type="float" office:value="72520" table:style-name="ce50">
            <text:p>72.520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0.70476875382656778" table:style-name="ce51">
            <text:p>70,5%</text:p>
          </table:table-cell>
          <table:table-cell office:value-type="float" office:value="61412" table:style-name="ce50">
            <text:p>61.412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0.41802748640314752" table:style-name="ce51">
            <text:p>41,8%</text:p>
          </table:table-cell>
          <table:table-cell office:value-type="float" office:value="25530" table:style-name="ce50">
            <text:p>25.530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0.11971527178602244" table:style-name="ce51">
            <text:p>12,0%</text:p>
          </table:table-cell>
          <table:table-cell office:value-type="float" office:value="58788" table:style-name="ce50">
            <text:p>58.788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0.10664199613615956" table:style-name="ce51">
            <text:p>10,7%</text:p>
          </table:table-cell>
          <table:table-cell office:value-type="float" office:value="7094" table:style-name="ce50">
            <text:p>7.094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5.9780730953002938E-2" table:style-name="ce51">
            <text:p>6,0%</text:p>
          </table:table-cell>
          <table:table-cell office:value-type="float" office:value="117" table:style-name="ce50">
            <text:p>117</text:p>
          </table:table-cell>
          <table:table-cell office:value-type="float" office:value="34712" table:style-name="ce50">
            <text:p>34.712</text:p>
          </table:table-cell>
          <table:table-cell office:value-type="percentage" office:value="3.3705923023738186E-3" table:style-name="ce51">
            <text:p>0,3%</text:p>
          </table:table-cell>
          <table:table-cell office:value-type="float" office:value="296574" table:style-name="ce52">
            <text:p>296.574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0.23965982453035567" table:style-name="ce53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41239" table:style-name="ce50">
            <text:p>41.239</text:p>
          </table:table-cell>
          <table:table-cell office:value-type="float" office:value="41166" table:style-name="ce50">
            <text:p>41.166</text:p>
          </table:table-cell>
          <table:table-cell office:value-type="percentage" office:value="1.0017733080697664" table:style-name="ce51">
            <text:p>100,2%</text:p>
          </table:table-cell>
          <table:table-cell office:value-type="float" office:value="40496" table:style-name="ce50">
            <text:p>40.496</text:p>
          </table:table-cell>
          <table:table-cell office:value-type="float" office:value="55792" table:style-name="ce50">
            <text:p>55.792</text:p>
          </table:table-cell>
          <table:table-cell office:value-type="percentage" office:value="0.72583882993977633" table:style-name="ce51">
            <text:p>72,6%</text:p>
          </table:table-cell>
          <table:table-cell office:value-type="float" office:value="33902" table:style-name="ce50">
            <text:p>33.902</text:p>
          </table:table-cell>
          <table:table-cell office:value-type="float" office:value="73844" table:style-name="ce50">
            <text:p>73.844</text:p>
          </table:table-cell>
          <table:table-cell office:value-type="percentage" office:value="0.45910297383673693" table:style-name="ce51">
            <text:p>45,9%</text:p>
          </table:table-cell>
          <table:table-cell office:value-type="float" office:value="13975" table:style-name="ce50">
            <text:p>13.975</text:p>
          </table:table-cell>
          <table:table-cell office:value-type="float" office:value="96694" table:style-name="ce50">
            <text:p>96.694</text:p>
          </table:table-cell>
          <table:table-cell office:value-type="percentage" office:value="0.14452809895133101" table:style-name="ce51">
            <text:p>14,5%</text:p>
          </table:table-cell>
          <table:table-cell office:value-type="float" office:value="26484" table:style-name="ce50">
            <text:p>26.484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0.11874742184837778" table:style-name="ce51">
            <text:p>11,9%</text:p>
          </table:table-cell>
          <table:table-cell office:value-type="float" office:value="3305" table:style-name="ce50">
            <text:p>3.305</text:p>
          </table:table-cell>
          <table:table-cell office:value-type="float" office:value="48505" table:style-name="ce50">
            <text:p>48.505</text:p>
          </table:table-cell>
          <table:table-cell office:value-type="percentage" office:value="6.8137305432429643E-2" table:style-name="ce51">
            <text:p>6,8%</text:p>
          </table:table-cell>
          <table:table-cell office:value-type="float" office:value="5" table:style-name="ce50">
            <text:p>5</text:p>
          </table:table-cell>
          <table:table-cell office:value-type="float" office:value="13906" table:style-name="ce50">
            <text:p>13.906</text:p>
          </table:table-cell>
          <table:table-cell office:value-type="percentage" office:value="3.5955702574428305E-4" table:style-name="ce51">
            <text:p>0,0%</text:p>
          </table:table-cell>
          <table:table-cell office:value-type="float" office:value="159406" table:style-name="ce52">
            <text:p>159.406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28829066707660034" table:style-name="ce53">
            <text:p>28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157749" table:style-name="ce50">
            <text:p>157.749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99872744539411207" table:style-name="ce51">
            <text:p>99,9%</text:p>
          </table:table-cell>
          <table:table-cell office:value-type="float" office:value="108472" table:style-name="ce50">
            <text:p>108.472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0.50906462800531249" table:style-name="ce51">
            <text:p>50,9%</text:p>
          </table:table-cell>
          <table:table-cell office:value-type="float" office:value="109635" table:style-name="ce50">
            <text:p>109.635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0.39138723185503305" table:style-name="ce51">
            <text:p>39,1%</text:p>
          </table:table-cell>
          <table:table-cell office:value-type="float" office:value="51343" table:style-name="ce50">
            <text:p>51.343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0.15101903952326187" table:style-name="ce51">
            <text:p>15,1%</text:p>
          </table:table-cell>
          <table:table-cell office:value-type="float" office:value="94533" table:style-name="ce50">
            <text:p>94.533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0.13041750764642016" table:style-name="ce51">
            <text:p>13,0%</text:p>
          </table:table-cell>
          <table:table-cell office:value-type="float" office:value="12102" table:style-name="ce50">
            <text:p>12.102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8.6243880190702879E-2" table:style-name="ce51">
            <text:p>8,6%</text:p>
          </table:table-cell>
          <table:table-cell office:value-type="float" office:value="13" table:style-name="ce50">
            <text:p>13</text:p>
          </table:table-cell>
          <table:table-cell office:value-type="float" office:value="41824" table:style-name="ce50">
            <text:p>41.824</text:p>
          </table:table-cell>
          <table:table-cell office:value-type="percentage" office:value="3.1082631981637336E-4" table:style-name="ce51">
            <text:p>0,0%</text:p>
          </table:table-cell>
          <table:table-cell office:value-type="float" office:value="533847" table:style-name="ce52">
            <text:p>533.847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0.28124995060910174" table:style-name="ce53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260" table:style-name="ce50">
            <text:p>2.260</text:p>
          </table:table-cell>
          <table:table-cell office:value-type="float" office:value="2605" table:style-name="ce50">
            <text:p>2.605</text:p>
          </table:table-cell>
          <table:table-cell office:value-type="percentage" office:value="0.8675623800383877" table:style-name="ce51">
            <text:p>86,8%</text:p>
          </table:table-cell>
          <table:table-cell office:value-type="float" office:value="3379" table:style-name="ce50">
            <text:p>3.379</text:p>
          </table:table-cell>
          <table:table-cell office:value-type="float" office:value="4318" table:style-name="ce50">
            <text:p>4.318</text:p>
          </table:table-cell>
          <table:table-cell office:value-type="percentage" office:value="0.78253821213524777" table:style-name="ce51">
            <text:p>78,3%</text:p>
          </table:table-cell>
          <table:table-cell office:value-type="float" office:value="3527" table:style-name="ce50">
            <text:p>3.527</text:p>
          </table:table-cell>
          <table:table-cell office:value-type="float" office:value="7857" table:style-name="ce50">
            <text:p>7.857</text:p>
          </table:table-cell>
          <table:table-cell office:value-type="percentage" office:value="0.44889907089219805" table:style-name="ce51">
            <text:p>44,9%</text:p>
          </table:table-cell>
          <table:table-cell office:value-type="float" office:value="1834" table:style-name="ce50">
            <text:p>1.834</text:p>
          </table:table-cell>
          <table:table-cell office:value-type="float" office:value="11556" table:style-name="ce50">
            <text:p>11.556</text:p>
          </table:table-cell>
          <table:table-cell office:value-type="percentage" office:value="0.15870543440636897" table:style-name="ce51">
            <text:p>15,9%</text:p>
          </table:table-cell>
          <table:table-cell office:value-type="float" office:value="3586" table:style-name="ce50">
            <text:p>3.586</text:p>
          </table:table-cell>
          <table:table-cell office:value-type="float" office:value="30066" table:style-name="ce50">
            <text:p>30.066</text:p>
          </table:table-cell>
          <table:table-cell office:value-type="percentage" office:value="0.11927093727133639" table:style-name="ce51">
            <text:p>11,9%</text:p>
          </table:table-cell>
          <table:table-cell office:value-type="float" office:value="308" table:style-name="ce50">
            <text:p>308</text:p>
          </table:table-cell>
          <table:table-cell office:value-type="float" office:value="7581" table:style-name="ce50">
            <text:p>7.581</text:p>
          </table:table-cell>
          <table:table-cell office:value-type="percentage" office:value="4.0627885503231764E-2" table:style-name="ce51">
            <text:p>4,1%</text:p>
          </table:table-cell>
          <table:table-cell office:value-type="float" office:value="5" table:style-name="ce50">
            <text:p>5</text:p>
          </table:table-cell>
          <table:table-cell office:value-type="float" office:value="2175" table:style-name="ce50">
            <text:p>2.175</text:p>
          </table:table-cell>
          <table:table-cell office:value-type="percentage" office:value="2.2988505747126436E-3" table:style-name="ce51">
            <text:p>0,2%</text:p>
          </table:table-cell>
          <table:table-cell office:value-type="float" office:value="14899" table:style-name="ce52">
            <text:p>14.899</text:p>
          </table:table-cell>
          <table:table-cell office:value-type="float" office:value="66158" table:style-name="ce52">
            <text:p>66.158</text:p>
          </table:table-cell>
          <table:table-cell office:value-type="percentage" office:value="0.22520330118806495" table:style-name="ce53">
            <text:p>22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804" table:style-name="ce50">
            <text:p>1.804</text:p>
          </table:table-cell>
          <table:table-cell office:value-type="float" office:value="2349" table:style-name="ce50">
            <text:p>2.349</text:p>
          </table:table-cell>
          <table:table-cell office:value-type="percentage" office:value="0.76798637718177953" table:style-name="ce51">
            <text:p>76,8%</text:p>
          </table:table-cell>
          <table:table-cell office:value-type="float" office:value="2829" table:style-name="ce50">
            <text:p>2.829</text:p>
          </table:table-cell>
          <table:table-cell office:value-type="float" office:value="3748" table:style-name="ce50">
            <text:p>3.748</text:p>
          </table:table-cell>
          <table:table-cell office:value-type="percentage" office:value="0.75480256136606194" table:style-name="ce51">
            <text:p>75,5%</text:p>
          </table:table-cell>
          <table:table-cell office:value-type="float" office:value="4483" table:style-name="ce50">
            <text:p>4.483</text:p>
          </table:table-cell>
          <table:table-cell office:value-type="float" office:value="7827" table:style-name="ce50">
            <text:p>7.827</text:p>
          </table:table-cell>
          <table:table-cell office:value-type="percentage" office:value="0.57276095566628338" table:style-name="ce51">
            <text:p>57,3%</text:p>
          </table:table-cell>
          <table:table-cell office:value-type="float" office:value="1619" table:style-name="ce50">
            <text:p>1.619</text:p>
          </table:table-cell>
          <table:table-cell office:value-type="float" office:value="11299" table:style-name="ce50">
            <text:p>11.299</text:p>
          </table:table-cell>
          <table:table-cell office:value-type="percentage" office:value="0.14328701655013718" table:style-name="ce51">
            <text:p>14,3%</text:p>
          </table:table-cell>
          <table:table-cell office:value-type="float" office:value="3354" table:style-name="ce50">
            <text:p>3.354</text:p>
          </table:table-cell>
          <table:table-cell office:value-type="float" office:value="30095" table:style-name="ce50">
            <text:p>30.095</text:p>
          </table:table-cell>
          <table:table-cell office:value-type="percentage" office:value="0.11144708423326134" table:style-name="ce51">
            <text:p>11,1%</text:p>
          </table:table-cell>
          <table:table-cell office:value-type="float" office:value="210" table:style-name="ce50">
            <text:p>210</text:p>
          </table:table-cell>
          <table:table-cell office:value-type="float" office:value="8536" table:style-name="ce50">
            <text:p>8.536</text:p>
          </table:table-cell>
          <table:table-cell office:value-type="percentage" office:value="2.4601686972820995E-2" table:style-name="ce51">
            <text:p>2,5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14305" table:style-name="ce52">
            <text:p>14.305</text:p>
          </table:table-cell>
          <table:table-cell office:value-type="float" office:value="66178" table:style-name="ce52">
            <text:p>66.178</text:p>
          </table:table-cell>
          <table:table-cell office:value-type="percentage" office:value="0.21615944875940646" table:style-name="ce53">
            <text:p>21,6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26" table:style-name="ce55">
            <text:p>2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0" table:style-name="ce55">
            <text:p>1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136" table:style-name="ce55">
            <text:p>3.136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7895" table:style-name="ce55">
            <text:p>7.895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7625" table:style-name="ce55">
            <text:p>47.625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290" table:style-name="ce55">
            <text:p>6.29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4982" table:style-name="ce57">
            <text:p>64.982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841347" table:style-name="ce61">
            <text:p>2.841.347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1.0025839583574452" table:style-name="ce62">
            <text:p>100,3%</text:p>
          </table:table-cell>
          <table:table-cell office:value-type="float" office:value="2661041" table:style-name="ce61">
            <text:p>2.661.041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0.6719724144548862" table:style-name="ce62">
            <text:p>67,2%</text:p>
          </table:table-cell>
          <table:table-cell office:value-type="float" office:value="2513970" table:style-name="ce61">
            <text:p>2.513.970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0.47104676684555663" table:style-name="ce62">
            <text:p>47,1%</text:p>
          </table:table-cell>
          <table:table-cell office:value-type="float" office:value="917315" table:style-name="ce61">
            <text:p>917.315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0.13042444051204369" table:style-name="ce62">
            <text:p>13,0%</text:p>
          </table:table-cell>
          <table:table-cell office:value-type="float" office:value="1897609" table:style-name="ce61">
            <text:p>1.897.609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0.11358770289653854" table:style-name="ce62">
            <text:p>11,4%</text:p>
          </table:table-cell>
          <table:table-cell office:value-type="float" office:value="180980" table:style-name="ce61">
            <text:p>180.980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5.4671798529377556E-2" table:style-name="ce62">
            <text:p>5,5%</text:p>
          </table:table-cell>
          <table:table-cell office:value-type="float" office:value="1649" table:style-name="ce61">
            <text:p>1.649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7375288314934213E-3" table:style-name="ce62">
            <text:p>0,2%</text:p>
          </table:table-cell>
          <table:table-cell office:value-type="float" office:value="11013911" table:style-name="ce61">
            <text:p>11.013.911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0.27445701104779385" table:style-name="ce62">
            <text:p>27,4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392178" table:style-name="ce45">
            <text:p>392.178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0.94839861093645716" table:style-name="ce46">
            <text:p>94,8%</text:p>
          </table:table-cell>
          <table:table-cell office:value-type="float" office:value="45824" table:style-name="ce45">
            <text:p>45.824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7.0457162801496359E-2" table:style-name="ce46">
            <text:p>7,0%</text:p>
          </table:table-cell>
          <table:table-cell office:value-type="float" office:value="44964" table:style-name="ce45">
            <text:p>44.964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4.9079459955662139E-2" table:style-name="ce46">
            <text:p>4,9%</text:p>
          </table:table-cell>
          <table:table-cell office:value-type="float" office:value="74084" table:style-name="ce45">
            <text:p>74.084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5.8563454677827483E-2" table:style-name="ce46">
            <text:p>5,9%</text:p>
          </table:table-cell>
          <table:table-cell office:value-type="float" office:value="138233" table:style-name="ce45">
            <text:p>138.233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4.5934030951880138E-2" table:style-name="ce46">
            <text:p>4,6%</text:p>
          </table:table-cell>
          <table:table-cell office:value-type="float" office:value="13059" table:style-name="ce45">
            <text:p>13.059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2.0866155571817986E-2" table:style-name="ce46">
            <text:p>2,1%</text:p>
          </table:table-cell>
          <table:table-cell office:value-type="float" office:value="161" table:style-name="ce45">
            <text:p>161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8.8499953276422187E-4" table:style-name="ce46">
            <text:p>0,1%</text:p>
          </table:table-cell>
          <table:table-cell office:value-type="float" office:value="708503" table:style-name="ce47">
            <text:p>708.503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0.10032308569565943" table:style-name="ce48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73541" table:style-name="ce50">
            <text:p>73.541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74428937221047087" table:style-name="ce51">
            <text:p>74,4%</text:p>
          </table:table-cell>
          <table:table-cell office:value-type="float" office:value="4920" table:style-name="ce50">
            <text:p>4.920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4.1360178218654113E-2" table:style-name="ce51">
            <text:p>4,1%</text:p>
          </table:table-cell>
          <table:table-cell office:value-type="float" office:value="12572" table:style-name="ce50">
            <text:p>12.572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8.0400596033689972E-2" table:style-name="ce51">
            <text:p>8,0%</text:p>
          </table:table-cell>
          <table:table-cell office:value-type="float" office:value="14300" table:style-name="ce50">
            <text:p>14.300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7.2125326581461272E-2" table:style-name="ce51">
            <text:p>7,2%</text:p>
          </table:table-cell>
          <table:table-cell office:value-type="float" office:value="22013" table:style-name="ce50">
            <text:p>22.013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4.9347318772515428E-2" table:style-name="ce51">
            <text:p>4,9%</text:p>
          </table:table-cell>
          <table:table-cell office:value-type="float" office:value="1478" table:style-name="ce50">
            <text:p>1.478</text:p>
          </table:table-cell>
          <table:table-cell office:value-type="float" office:value="89180" table:style-name="ce50">
            <text:p>89.180</text:p>
          </table:table-cell>
          <table:table-cell office:value-type="percentage" office:value="1.6573222695671675E-2" table:style-name="ce51">
            <text:p>1,7%</text:p>
          </table:table-cell>
          <table:table-cell office:value-type="float" office:value="27" table:style-name="ce50">
            <text:p>27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0754401338325501E-3" table:style-name="ce51">
            <text:p>0,1%</text:p>
          </table:table-cell>
          <table:table-cell office:value-type="float" office:value="128851" table:style-name="ce52">
            <text:p>128.851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11374920106924302" table:style-name="ce53">
            <text:p>11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73794" table:style-name="ce50">
            <text:p>73.794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84022954478172751" table:style-name="ce51">
            <text:p>84,0%</text:p>
          </table:table-cell>
          <table:table-cell office:value-type="float" office:value="6611" table:style-name="ce50">
            <text:p>6.611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6.0513139708372618E-2" table:style-name="ce51">
            <text:p>6,1%</text:p>
          </table:table-cell>
          <table:table-cell office:value-type="float" office:value="11092" table:style-name="ce50">
            <text:p>11.092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7.4118621869403684E-2" table:style-name="ce51">
            <text:p>7,4%</text:p>
          </table:table-cell>
          <table:table-cell office:value-type="float" office:value="14460" table:style-name="ce50">
            <text:p>14.460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8.8905284515355523E-2" table:style-name="ce51">
            <text:p>8,9%</text:p>
          </table:table-cell>
          <table:table-cell office:value-type="float" office:value="22229" table:style-name="ce50">
            <text:p>22.229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6.9013800276315998E-2" table:style-name="ce51">
            <text:p>6,9%</text:p>
          </table:table-cell>
          <table:table-cell office:value-type="float" office:value="2504" table:style-name="ce50">
            <text:p>2.504</text:p>
          </table:table-cell>
          <table:table-cell office:value-type="float" office:value="54179" table:style-name="ce50">
            <text:p>54.179</text:p>
          </table:table-cell>
          <table:table-cell office:value-type="percentage" office:value="4.6217169013824541E-2" table:style-name="ce51">
            <text:p>4,6%</text:p>
          </table:table-cell>
          <table:table-cell office:value-type="float" office:value="29" table:style-name="ce50">
            <text:p>29</text:p>
          </table:table-cell>
          <table:table-cell office:value-type="float" office:value="15563" table:style-name="ce50">
            <text:p>15.563</text:p>
          </table:table-cell>
          <table:table-cell office:value-type="percentage" office:value="1.8633939471824198E-3" table:style-name="ce51">
            <text:p>0,2%</text:p>
          </table:table-cell>
          <table:table-cell office:value-type="float" office:value="130719" table:style-name="ce52">
            <text:p>130.719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14504848486865976" table:style-name="ce53">
            <text:p>14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36755" table:style-name="ce50">
            <text:p>36.755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74189576520931733" table:style-name="ce51">
            <text:p>74,2%</text:p>
          </table:table-cell>
          <table:table-cell office:value-type="float" office:value="6152" table:style-name="ce50">
            <text:p>6.152</text:p>
          </table:table-cell>
          <table:table-cell office:value-type="float" office:value="80516" table:style-name="ce50">
            <text:p>80.516</text:p>
          </table:table-cell>
          <table:table-cell office:value-type="percentage" office:value="7.6407173729445083E-2" table:style-name="ce51">
            <text:p>7,6%</text:p>
          </table:table-cell>
          <table:table-cell office:value-type="float" office:value="5171" table:style-name="ce50">
            <text:p>5.171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4.4109493222782369E-2" table:style-name="ce51">
            <text:p>4,4%</text:p>
          </table:table-cell>
          <table:table-cell office:value-type="float" office:value="7842" table:style-name="ce50">
            <text:p>7.842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4.7298805165352814E-2" table:style-name="ce51">
            <text:p>4,7%</text:p>
          </table:table-cell>
          <table:table-cell office:value-type="float" office:value="18145" table:style-name="ce50">
            <text:p>18.145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3.9101052894706216E-2" table:style-name="ce51">
            <text:p>3,9%</text:p>
          </table:table-cell>
          <table:table-cell office:value-type="float" office:value="1322" table:style-name="ce50">
            <text:p>1.322</text:p>
          </table:table-cell>
          <table:table-cell office:value-type="float" office:value="85839" table:style-name="ce50">
            <text:p>85.839</text:p>
          </table:table-cell>
          <table:table-cell office:value-type="percentage" office:value="1.5400924987476555E-2" table:style-name="ce51">
            <text:p>1,5%</text:p>
          </table:table-cell>
          <table:table-cell office:value-type="float" office:value="31" table:style-name="ce50">
            <text:p>31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3304721030042918E-3" table:style-name="ce51">
            <text:p>0,1%</text:p>
          </table:table-cell>
          <table:table-cell office:value-type="float" office:value="75418" table:style-name="ce52">
            <text:p>75.418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7.6467206540948351E-2" table:style-name="ce53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56514" table:style-name="ce50">
            <text:p>56.514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62629105900084225" table:style-name="ce51">
            <text:p>62,6%</text:p>
          </table:table-cell>
          <table:table-cell office:value-type="float" office:value="22163" table:style-name="ce50">
            <text:p>22.163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1434210611463072" table:style-name="ce51">
            <text:p>14,3%</text:p>
          </table:table-cell>
          <table:table-cell office:value-type="float" office:value="10030" table:style-name="ce50">
            <text:p>10.030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4.2664148503564564E-2" table:style-name="ce51">
            <text:p>4,3%</text:p>
          </table:table-cell>
          <table:table-cell office:value-type="float" office:value="17656" table:style-name="ce50">
            <text:p>17.656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5.0372027205915916E-2" table:style-name="ce51">
            <text:p>5,0%</text:p>
          </table:table-cell>
          <table:table-cell office:value-type="float" office:value="35505" table:style-name="ce50">
            <text:p>35.505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4.2653208571246659E-2" table:style-name="ce51">
            <text:p>4,3%</text:p>
          </table:table-cell>
          <table:table-cell office:value-type="float" office:value="2486" table:style-name="ce50">
            <text:p>2.486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1.5167877778387909E-2" table:style-name="ce51">
            <text:p>1,5%</text:p>
          </table:table-cell>
          <table:table-cell office:value-type="float" office:value="26" table:style-name="ce50">
            <text:p>26</text:p>
          </table:table-cell>
          <table:table-cell office:value-type="float" office:value="44352" table:style-name="ce50">
            <text:p>44.352</text:p>
          </table:table-cell>
          <table:table-cell office:value-type="percentage" office:value="5.8621933621933625E-4" table:style-name="ce51">
            <text:p>0,1%</text:p>
          </table:table-cell>
          <table:table-cell office:value-type="float" office:value="144380" table:style-name="ce52">
            <text:p>144.380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7.7165929195262731E-2" table:style-name="ce53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3615" table:style-name="ce50">
            <text:p>33.615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8190390331855173" table:style-name="ce51">
            <text:p>81,9%</text:p>
          </table:table-cell>
          <table:table-cell office:value-type="float" office:value="2052" table:style-name="ce50">
            <text:p>2.052</text:p>
          </table:table-cell>
          <table:table-cell office:value-type="float" office:value="53066" table:style-name="ce50">
            <text:p>53.066</text:p>
          </table:table-cell>
          <table:table-cell office:value-type="percentage" office:value="3.8668827497832889E-2" table:style-name="ce51">
            <text:p>3,9%</text:p>
          </table:table-cell>
          <table:table-cell office:value-type="float" office:value="3919" table:style-name="ce50">
            <text:p>3.919</text:p>
          </table:table-cell>
          <table:table-cell office:value-type="float" office:value="77345" table:style-name="ce50">
            <text:p>77.345</text:p>
          </table:table-cell>
          <table:table-cell office:value-type="percentage" office:value="5.0669080095675223E-2" table:style-name="ce51">
            <text:p>5,1%</text:p>
          </table:table-cell>
          <table:table-cell office:value-type="float" office:value="5872" table:style-name="ce50">
            <text:p>5.872</text:p>
          </table:table-cell>
          <table:table-cell office:value-type="float" office:value="89964" table:style-name="ce50">
            <text:p>89.964</text:p>
          </table:table-cell>
          <table:table-cell office:value-type="percentage" office:value="6.5270552665510642E-2" table:style-name="ce51">
            <text:p>6,5%</text:p>
          </table:table-cell>
          <table:table-cell office:value-type="float" office:value="11273" table:style-name="ce50">
            <text:p>11.273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5.8036150967097577E-2" table:style-name="ce51">
            <text:p>5,8%</text:p>
          </table:table-cell>
          <table:table-cell office:value-type="float" office:value="653" table:style-name="ce50">
            <text:p>653</text:p>
          </table:table-cell>
          <table:table-cell office:value-type="float" office:value="34935" table:style-name="ce50">
            <text:p>34.935</text:p>
          </table:table-cell>
          <table:table-cell office:value-type="percentage" office:value="1.8691856304565622E-2" table:style-name="ce51">
            <text:p>1,9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57389" table:style-name="ce52">
            <text:p>57.389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11446117147735069" table:style-name="ce53">
            <text:p>11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166294" table:style-name="ce50">
            <text:p>166.294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0.74352244731888562" table:style-name="ce51">
            <text:p>74,4%</text:p>
          </table:table-cell>
          <table:table-cell office:value-type="float" office:value="18190" table:style-name="ce50">
            <text:p>18.190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7.4120858970702086E-2" table:style-name="ce51">
            <text:p>7,4%</text:p>
          </table:table-cell>
          <table:table-cell office:value-type="float" office:value="21196" table:style-name="ce50">
            <text:p>21.196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6.6533783253550971E-2" table:style-name="ce51">
            <text:p>6,7%</text:p>
          </table:table-cell>
          <table:table-cell office:value-type="float" office:value="30840" table:style-name="ce50">
            <text:p>30.840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8.0907719551387161E-2" table:style-name="ce51">
            <text:p>8,1%</text:p>
          </table:table-cell>
          <table:table-cell office:value-type="float" office:value="43244" table:style-name="ce50">
            <text:p>43.244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5.8520874213410921E-2" table:style-name="ce51">
            <text:p>5,9%</text:p>
          </table:table-cell>
          <table:table-cell office:value-type="float" office:value="2755" table:style-name="ce50">
            <text:p>2.755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1.9076041046377976E-2" table:style-name="ce51">
            <text:p>1,9%</text:p>
          </table:table-cell>
          <table:table-cell office:value-type="float" office:value="90" table:style-name="ce50">
            <text:p>90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2121718611739258E-3" table:style-name="ce51">
            <text:p>0,2%</text:p>
          </table:table-cell>
          <table:table-cell office:value-type="float" office:value="282609" table:style-name="ce52">
            <text:p>282.609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1350339939403872" table:style-name="ce53">
            <text:p>13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06290" table:style-name="ce50">
            <text:p>106.290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78620352974244423" table:style-name="ce51">
            <text:p>78,6%</text:p>
          </table:table-cell>
          <table:table-cell office:value-type="float" office:value="8789" table:style-name="ce50">
            <text:p>8.789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5.5241638958900323E-2" table:style-name="ce51">
            <text:p>5,5%</text:p>
          </table:table-cell>
          <table:table-cell office:value-type="float" office:value="14262" table:style-name="ce50">
            <text:p>14.262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6.5289044331728038E-2" table:style-name="ce51">
            <text:p>6,5%</text:p>
          </table:table-cell>
          <table:table-cell office:value-type="float" office:value="23072" table:style-name="ce50">
            <text:p>23.072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7.5036262757010252E-2" table:style-name="ce51">
            <text:p>7,5%</text:p>
          </table:table-cell>
          <table:table-cell office:value-type="float" office:value="35805" table:style-name="ce50">
            <text:p>35.805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5.05816787099235E-2" table:style-name="ce51">
            <text:p>5,1%</text:p>
          </table:table-cell>
          <table:table-cell office:value-type="float" office:value="3680" table:style-name="ce50">
            <text:p>3.680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2.4612421246940169E-2" table:style-name="ce51">
            <text:p>2,5%</text:p>
          </table:table-cell>
          <table:table-cell office:value-type="float" office:value="86" table:style-name="ce50">
            <text:p>86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0300254933434047E-3" table:style-name="ce51">
            <text:p>0,2%</text:p>
          </table:table-cell>
          <table:table-cell office:value-type="float" office:value="191984" table:style-name="ce52">
            <text:p>191.984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11162094090341426" table:style-name="ce53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313364" table:style-name="ce50">
            <text:p>313.364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70073077576722509" table:style-name="ce51">
            <text:p>70,1%</text:p>
          </table:table-cell>
          <table:table-cell office:value-type="float" office:value="43824" table:style-name="ce50">
            <text:p>43.824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6.8982452163729432E-2" table:style-name="ce51">
            <text:p>6,9%</text:p>
          </table:table-cell>
          <table:table-cell office:value-type="float" office:value="56194" table:style-name="ce50">
            <text:p>56.194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6.7090584347360982E-2" table:style-name="ce51">
            <text:p>6,7%</text:p>
          </table:table-cell>
          <table:table-cell office:value-type="float" office:value="72277" table:style-name="ce50">
            <text:p>72.277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6.6201066148857832E-2" table:style-name="ce51">
            <text:p>6,6%</text:p>
          </table:table-cell>
          <table:table-cell office:value-type="float" office:value="133062" table:style-name="ce50">
            <text:p>133.062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4.7460681274891871E-2" table:style-name="ce51">
            <text:p>4,7%</text:p>
          </table:table-cell>
          <table:table-cell office:value-type="float" office:value="17501" table:style-name="ce50">
            <text:p>17.501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3.1458739277676714E-2" table:style-name="ce51">
            <text:p>3,1%</text:p>
          </table:table-cell>
          <table:table-cell office:value-type="float" office:value="257" table:style-name="ce50">
            <text:p>257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1.6076164740029025E-3" table:style-name="ce51">
            <text:p>0,2%</text:p>
          </table:table-cell>
          <table:table-cell office:value-type="float" office:value="636479" table:style-name="ce52">
            <text:p>636.479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9.7445242846456448E-2" table:style-name="ce53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42030" table:style-name="ce50">
            <text:p>242.030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0.87523641110761541" table:style-name="ce51">
            <text:p>87,5%</text:p>
          </table:table-cell>
          <table:table-cell office:value-type="float" office:value="19392" table:style-name="ce50">
            <text:p>19.392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4.4287926332954218E-2" table:style-name="ce51">
            <text:p>4,4%</text:p>
          </table:table-cell>
          <table:table-cell office:value-type="float" office:value="24689" table:style-name="ce50">
            <text:p>24.689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4.2513879131021753E-2" table:style-name="ce51">
            <text:p>4,3%</text:p>
          </table:table-cell>
          <table:table-cell office:value-type="float" office:value="34844" table:style-name="ce50">
            <text:p>34.844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4.6314535831160096E-2" table:style-name="ce51">
            <text:p>4,6%</text:p>
          </table:table-cell>
          <table:table-cell office:value-type="float" office:value="69730" table:style-name="ce50">
            <text:p>69.730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3.9485449048594905E-2" table:style-name="ce51">
            <text:p>3,9%</text:p>
          </table:table-cell>
          <table:table-cell office:value-type="float" office:value="5511" table:style-name="ce50">
            <text:p>5.511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1.5619243043470867E-2" table:style-name="ce51">
            <text:p>1,6%</text:p>
          </table:table-cell>
          <table:table-cell office:value-type="float" office:value="109" table:style-name="ce50">
            <text:p>109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0577492260963231E-3" table:style-name="ce51">
            <text:p>0,1%</text:p>
          </table:table-cell>
          <table:table-cell office:value-type="float" office:value="396305" table:style-name="ce52">
            <text:p>396.305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9.2826584186419106E-2" table:style-name="ce53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67995" table:style-name="ce50">
            <text:p>67.995</text:p>
          </table:table-cell>
          <table:table-cell office:value-type="float" office:value="76005" table:style-name="ce50">
            <text:p>76.005</text:p>
          </table:table-cell>
          <table:table-cell office:value-type="percentage" office:value="0.89461219656601543" table:style-name="ce51">
            <text:p>89,5%</text:p>
          </table:table-cell>
          <table:table-cell office:value-type="float" office:value="6276" table:style-name="ce50">
            <text:p>6.276</text:p>
          </table:table-cell>
          <table:table-cell office:value-type="float" office:value="91876" table:style-name="ce50">
            <text:p>91.876</text:p>
          </table:table-cell>
          <table:table-cell office:value-type="percentage" office:value="6.8309460577299835E-2" table:style-name="ce51">
            <text:p>6,8%</text:p>
          </table:table-cell>
          <table:table-cell office:value-type="float" office:value="7996" table:style-name="ce50">
            <text:p>7.996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6.3816372299416585E-2" table:style-name="ce51">
            <text:p>6,4%</text:p>
          </table:table-cell>
          <table:table-cell office:value-type="float" office:value="13212" table:style-name="ce50">
            <text:p>13.212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7.8077723146747352E-2" table:style-name="ce51">
            <text:p>7,8%</text:p>
          </table:table-cell>
          <table:table-cell office:value-type="float" office:value="20021" table:style-name="ce50">
            <text:p>20.021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5.6913735367191812E-2" table:style-name="ce51">
            <text:p>5,7%</text:p>
          </table:table-cell>
          <table:table-cell office:value-type="float" office:value="925" table:style-name="ce50">
            <text:p>925</text:p>
          </table:table-cell>
          <table:table-cell office:value-type="float" office:value="76088" table:style-name="ce50">
            <text:p>76.088</text:p>
          </table:table-cell>
          <table:table-cell office:value-type="percentage" office:value="1.2156976132898749E-2" table:style-name="ce51">
            <text:p>1,2%</text:p>
          </table:table-cell>
          <table:table-cell office:value-type="float" office:value="41" table:style-name="ce50">
            <text:p>41</text:p>
          </table:table-cell>
          <table:table-cell office:value-type="float" office:value="20953" table:style-name="ce50">
            <text:p>20.953</text:p>
          </table:table-cell>
          <table:table-cell office:value-type="percentage" office:value="1.9567603684436598E-3" table:style-name="ce51">
            <text:p>0,2%</text:p>
          </table:table-cell>
          <table:table-cell office:value-type="float" office:value="116466" table:style-name="ce52">
            <text:p>116.466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12781424321207008" table:style-name="ce53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174741" table:style-name="ce50">
            <text:p>174.741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74579388993691897" table:style-name="ce51">
            <text:p>74,6%</text:p>
          </table:table-cell>
          <table:table-cell office:value-type="float" office:value="5247" table:style-name="ce50">
            <text:p>5.247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1.8107964467390478E-2" table:style-name="ce51">
            <text:p>1,8%</text:p>
          </table:table-cell>
          <table:table-cell office:value-type="float" office:value="17094" table:style-name="ce50">
            <text:p>17.094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4.9272613546942151E-2" table:style-name="ce51">
            <text:p>4,9%</text:p>
          </table:table-cell>
          <table:table-cell office:value-type="float" office:value="24053" table:style-name="ce50">
            <text:p>24.053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5.9260044002177936E-2" table:style-name="ce51">
            <text:p>5,9%</text:p>
          </table:table-cell>
          <table:table-cell office:value-type="float" office:value="39735" table:style-name="ce50">
            <text:p>39.735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4.4696086856752047E-2" table:style-name="ce51">
            <text:p>4,5%</text:p>
          </table:table-cell>
          <table:table-cell office:value-type="float" office:value="1639" table:style-name="ce50">
            <text:p>1.639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1.0730302137549511E-2" table:style-name="ce51">
            <text:p>1,1%</text:p>
          </table:table-cell>
          <table:table-cell office:value-type="float" office:value="3" table:style-name="ce50">
            <text:p>3</text:p>
          </table:table-cell>
          <table:table-cell office:value-type="float" office:value="44014" table:style-name="ce50">
            <text:p>44.014</text:p>
          </table:table-cell>
          <table:table-cell office:value-type="percentage" office:value="6.8160130867451259E-5" table:style-name="ce51">
            <text:p>0,0%</text:p>
          </table:table-cell>
          <table:table-cell office:value-type="float" office:value="262512" table:style-name="ce52">
            <text:p>262.512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11110946512020647" table:style-name="ce53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15985" table:style-name="ce50">
            <text:p>15.985</text:p>
          </table:table-cell>
          <table:table-cell office:value-type="float" office:value="22207" table:style-name="ce50">
            <text:p>22.207</text:p>
          </table:table-cell>
          <table:table-cell office:value-type="percentage" office:value="0.71981807538163645" table:style-name="ce51">
            <text:p>72,0%</text:p>
          </table:table-cell>
          <table:table-cell office:value-type="float" office:value="729" table:style-name="ce50">
            <text:p>729</text:p>
          </table:table-cell>
          <table:table-cell office:value-type="float" office:value="28125" table:style-name="ce50">
            <text:p>28.125</text:p>
          </table:table-cell>
          <table:table-cell office:value-type="percentage" office:value="2.5919999999999999E-2" table:style-name="ce51">
            <text:p>2,6%</text:p>
          </table:table-cell>
          <table:table-cell office:value-type="float" office:value="2463" table:style-name="ce50">
            <text:p>2.463</text:p>
          </table:table-cell>
          <table:table-cell office:value-type="float" office:value="37718" table:style-name="ce50">
            <text:p>37.718</text:p>
          </table:table-cell>
          <table:table-cell office:value-type="percentage" office:value="6.53003870830903E-2" table:style-name="ce51">
            <text:p>6,5%</text:p>
          </table:table-cell>
          <table:table-cell office:value-type="float" office:value="3418" table:style-name="ce50">
            <text:p>3.418</text:p>
          </table:table-cell>
          <table:table-cell office:value-type="float" office:value="47664" table:style-name="ce50">
            <text:p>47.664</text:p>
          </table:table-cell>
          <table:table-cell office:value-type="percentage" office:value="7.1710305471634775E-2" table:style-name="ce51">
            <text:p>7,2%</text:p>
          </table:table-cell>
          <table:table-cell office:value-type="float" office:value="4727" table:style-name="ce50">
            <text:p>4.727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4.3923878905015888E-2" table:style-name="ce51">
            <text:p>4,4%</text:p>
          </table:table-cell>
          <table:table-cell office:value-type="float" office:value="393" table:style-name="ce50">
            <text:p>393</text:p>
          </table:table-cell>
          <table:table-cell office:value-type="float" office:value="21170" table:style-name="ce50">
            <text:p>21.170</text:p>
          </table:table-cell>
          <table:table-cell office:value-type="percentage" office:value="1.8564005668398678E-2" table:style-name="ce51">
            <text:p>1,9%</text:p>
          </table:table-cell>
          <table:table-cell office:value-type="float" office:value="7" table:style-name="ce50">
            <text:p>7</text:p>
          </table:table-cell>
          <table:table-cell office:value-type="float" office:value="6286" table:style-name="ce50">
            <text:p>6.286</text:p>
          </table:table-cell>
          <table:table-cell office:value-type="percentage" office:value="1.1135857461024498E-3" table:style-name="ce51">
            <text:p>0,1%</text:p>
          </table:table-cell>
          <table:table-cell office:value-type="float" office:value="27722" table:style-name="ce52">
            <text:p>27.722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10237528989467776" table:style-name="ce53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251033" table:style-name="ce50">
            <text:p>251.033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68942002955053527" table:style-name="ce51">
            <text:p>68,9%</text:p>
          </table:table-cell>
          <table:table-cell office:value-type="float" office:value="14413" table:style-name="ce50">
            <text:p>14.413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2.739692176680017E-2" table:style-name="ce51">
            <text:p>2,7%</text:p>
          </table:table-cell>
          <table:table-cell office:value-type="float" office:value="32148" table:style-name="ce50">
            <text:p>32.148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4.5708728422076343E-2" table:style-name="ce51">
            <text:p>4,6%</text:p>
          </table:table-cell>
          <table:table-cell office:value-type="float" office:value="52240" table:style-name="ce50">
            <text:p>52.240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5.3701596347798017E-2" table:style-name="ce51">
            <text:p>5,4%</text:p>
          </table:table-cell>
          <table:table-cell office:value-type="float" office:value="112593" table:style-name="ce50">
            <text:p>112.593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4.4791081962830638E-2" table:style-name="ce51">
            <text:p>4,5%</text:p>
          </table:table-cell>
          <table:table-cell office:value-type="float" office:value="13990" table:style-name="ce50">
            <text:p>13.990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2.9163088160494958E-2" table:style-name="ce51">
            <text:p>2,9%</text:p>
          </table:table-cell>
          <table:table-cell office:value-type="float" office:value="79" table:style-name="ce50">
            <text:p>79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5.8147665628841244E-4" table:style-name="ce51">
            <text:p>0,1%</text:p>
          </table:table-cell>
          <table:table-cell office:value-type="float" office:value="476496" table:style-name="ce52">
            <text:p>476.496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8.3660031571612101E-2" table:style-name="ce53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59536" table:style-name="ce50">
            <text:p>59.536</text:p>
          </table:table-cell>
          <table:table-cell office:value-type="float" office:value="69771" table:style-name="ce50">
            <text:p>69.771</text:p>
          </table:table-cell>
          <table:table-cell office:value-type="percentage" office:value="0.8533058147367818" table:style-name="ce51">
            <text:p>85,3%</text:p>
          </table:table-cell>
          <table:table-cell office:value-type="float" office:value="2905" table:style-name="ce50">
            <text:p>2.905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2.8231566876257302E-2" table:style-name="ce51">
            <text:p>2,8%</text:p>
          </table:table-cell>
          <table:table-cell office:value-type="float" office:value="7593" table:style-name="ce50">
            <text:p>7.593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5.1685056735802433E-2" table:style-name="ce51">
            <text:p>5,2%</text:p>
          </table:table-cell>
          <table:table-cell office:value-type="float" office:value="13976" table:style-name="ce50">
            <text:p>13.976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6.5536256893123757E-2" table:style-name="ce51">
            <text:p>6,6%</text:p>
          </table:table-cell>
          <table:table-cell office:value-type="float" office:value="27816" table:style-name="ce50">
            <text:p>27.816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5.0458490925416995E-2" table:style-name="ce51">
            <text:p>5,0%</text:p>
          </table:table-cell>
          <table:table-cell office:value-type="float" office:value="2542" table:style-name="ce50">
            <text:p>2.542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2.1421288142449039E-2" table:style-name="ce51">
            <text:p>2,1%</text:p>
          </table:table-cell>
          <table:table-cell office:value-type="float" office:value="102" table:style-name="ce50">
            <text:p>102</text:p>
          </table:table-cell>
          <table:table-cell office:value-type="float" office:value="34712" table:style-name="ce50">
            <text:p>34.712</text:p>
          </table:table-cell>
          <table:table-cell office:value-type="percentage" office:value="2.938465084120765E-3" table:style-name="ce51">
            <text:p>0,3%</text:p>
          </table:table-cell>
          <table:table-cell office:value-type="float" office:value="114470" table:style-name="ce52">
            <text:p>114.470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9.2502579841758928E-2" table:style-name="ce53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35694" table:style-name="ce50">
            <text:p>35.694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86707477044162662" table:style-name="ce51">
            <text:p>86,7%</text:p>
          </table:table-cell>
          <table:table-cell office:value-type="float" office:value="3983" table:style-name="ce50">
            <text:p>3.983</text:p>
          </table:table-cell>
          <table:table-cell office:value-type="float" office:value="55792" table:style-name="ce50">
            <text:p>55.792</text:p>
          </table:table-cell>
          <table:table-cell office:value-type="percentage" office:value="7.1390163464295955E-2" table:style-name="ce51">
            <text:p>7,1%</text:p>
          </table:table-cell>
          <table:table-cell office:value-type="float" office:value="4090" table:style-name="ce50">
            <text:p>4.090</text:p>
          </table:table-cell>
          <table:table-cell office:value-type="float" office:value="73844" table:style-name="ce50">
            <text:p>73.844</text:p>
          </table:table-cell>
          <table:table-cell office:value-type="percentage" office:value="5.5387032121770222E-2" table:style-name="ce51">
            <text:p>5,5%</text:p>
          </table:table-cell>
          <table:table-cell office:value-type="float" office:value="7636" table:style-name="ce50">
            <text:p>7.636</text:p>
          </table:table-cell>
          <table:table-cell office:value-type="float" office:value="96694" table:style-name="ce50">
            <text:p>96.694</text:p>
          </table:table-cell>
          <table:table-cell office:value-type="percentage" office:value="7.8970773781206691E-2" table:style-name="ce51">
            <text:p>7,9%</text:p>
          </table:table-cell>
          <table:table-cell office:value-type="float" office:value="12441" table:style-name="ce50">
            <text:p>12.441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5.5782233620890652E-2" table:style-name="ce51">
            <text:p>5,6%</text:p>
          </table:table-cell>
          <table:table-cell office:value-type="float" office:value="919" table:style-name="ce50">
            <text:p>919</text:p>
          </table:table-cell>
          <table:table-cell office:value-type="float" office:value="48505" table:style-name="ce50">
            <text:p>48.505</text:p>
          </table:table-cell>
          <table:table-cell office:value-type="percentage" office:value="1.8946500360787547E-2" table:style-name="ce51">
            <text:p>1,9%</text:p>
          </table:table-cell>
          <table:table-cell office:value-type="float" office:value="4" table:style-name="ce50">
            <text:p>4</text:p>
          </table:table-cell>
          <table:table-cell office:value-type="float" office:value="13906" table:style-name="ce50">
            <text:p>13.906</text:p>
          </table:table-cell>
          <table:table-cell office:value-type="percentage" office:value="2.8764562059542645E-4" table:style-name="ce51">
            <text:p>0,0%</text:p>
          </table:table-cell>
          <table:table-cell office:value-type="float" office:value="64767" table:style-name="ce52">
            <text:p>64.767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11713311691247615" table:style-name="ce53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102340" table:style-name="ce50">
            <text:p>102.340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64792655903767016" table:style-name="ce51">
            <text:p>64,8%</text:p>
          </table:table-cell>
          <table:table-cell office:value-type="float" office:value="9228" table:style-name="ce50">
            <text:p>9.228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4.3307474622326723E-2" table:style-name="ce51">
            <text:p>4,3%</text:p>
          </table:table-cell>
          <table:table-cell office:value-type="float" office:value="13875" table:style-name="ce50">
            <text:p>13.875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4.9532520107525728E-2" table:style-name="ce51">
            <text:p>5,0%</text:p>
          </table:table-cell>
          <table:table-cell office:value-type="float" office:value="23138" table:style-name="ce50">
            <text:p>23.138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6.8057545069225275E-2" table:style-name="ce51">
            <text:p>6,8%</text:p>
          </table:table-cell>
          <table:table-cell office:value-type="float" office:value="37377" table:style-name="ce50">
            <text:p>37.377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5.1565222549800026E-2" table:style-name="ce51">
            <text:p>5,2%</text:p>
          </table:table-cell>
          <table:table-cell office:value-type="float" office:value="3368" table:style-name="ce50">
            <text:p>3.368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2.40017673510401E-2" table:style-name="ce51">
            <text:p>2,4%</text:p>
          </table:table-cell>
          <table:table-cell office:value-type="float" office:value="6" table:style-name="ce50">
            <text:p>6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434583014537108E-4" table:style-name="ce51">
            <text:p>0,0%</text:p>
          </table:table-cell>
          <table:table-cell office:value-type="float" office:value="189332" table:style-name="ce52">
            <text:p>189.332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9.9746960549974895E-2" table:style-name="ce53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077" table:style-name="ce50">
            <text:p>2.077</text:p>
          </table:table-cell>
          <table:table-cell office:value-type="float" office:value="2605" table:style-name="ce50">
            <text:p>2.605</text:p>
          </table:table-cell>
          <table:table-cell office:value-type="percentage" office:value="0.7973128598848368" table:style-name="ce51">
            <text:p>79,7%</text:p>
          </table:table-cell>
          <table:table-cell office:value-type="float" office:value="1200" table:style-name="ce50">
            <text:p>1.200</text:p>
          </table:table-cell>
          <table:table-cell office:value-type="float" office:value="4318" table:style-name="ce50">
            <text:p>4.318</text:p>
          </table:table-cell>
          <table:table-cell office:value-type="percentage" office:value="0.2779064381658175" table:style-name="ce51">
            <text:p>27,8%</text:p>
          </table:table-cell>
          <table:table-cell office:value-type="float" office:value="392" table:style-name="ce50">
            <text:p>392</text:p>
          </table:table-cell>
          <table:table-cell office:value-type="float" office:value="7857" table:style-name="ce50">
            <text:p>7.857</text:p>
          </table:table-cell>
          <table:table-cell office:value-type="percentage" office:value="4.9891816214840269E-2" table:style-name="ce51">
            <text:p>5,0%</text:p>
          </table:table-cell>
          <table:table-cell office:value-type="float" office:value="552" table:style-name="ce50">
            <text:p>552</text:p>
          </table:table-cell>
          <table:table-cell office:value-type="float" office:value="11556" table:style-name="ce50">
            <text:p>11.556</text:p>
          </table:table-cell>
          <table:table-cell office:value-type="percentage" office:value="4.7767393561786088E-2" table:style-name="ce51">
            <text:p>4,8%</text:p>
          </table:table-cell>
          <table:table-cell office:value-type="float" office:value="843" table:style-name="ce50">
            <text:p>843</text:p>
          </table:table-cell>
          <table:table-cell office:value-type="float" office:value="30066" table:style-name="ce50">
            <text:p>30.066</text:p>
          </table:table-cell>
          <table:table-cell office:value-type="percentage" office:value="2.8038315705448014E-2" table:style-name="ce51">
            <text:p>2,8%</text:p>
          </table:table-cell>
          <table:table-cell office:value-type="float" office:value="46" table:style-name="ce50">
            <text:p>46</text:p>
          </table:table-cell>
          <table:table-cell office:value-type="float" office:value="7581" table:style-name="ce50">
            <text:p>7.581</text:p>
          </table:table-cell>
          <table:table-cell office:value-type="percentage" office:value="6.0678010816514975E-3" table:style-name="ce51">
            <text:p>0,6%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50">
            <text:p>2.175</text:p>
          </table:table-cell>
          <table:table-cell office:value-type="percentage" office:value="0" table:style-name="ce51">
            <text:p>0,0%</text:p>
          </table:table-cell>
          <table:table-cell office:value-type="float" office:value="5110" table:style-name="ce52">
            <text:p>5.110</text:p>
          </table:table-cell>
          <table:table-cell office:value-type="float" office:value="66158" table:style-name="ce52">
            <text:p>66.158</text:p>
          </table:table-cell>
          <table:table-cell office:value-type="percentage" office:value="7.723933613470782E-2" table:style-name="ce53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523" table:style-name="ce50">
            <text:p>1.523</text:p>
          </table:table-cell>
          <table:table-cell office:value-type="float" office:value="2349" table:style-name="ce50">
            <text:p>2.349</text:p>
          </table:table-cell>
          <table:table-cell office:value-type="percentage" office:value="0.64836100468284374" table:style-name="ce51">
            <text:p>64,8%</text:p>
          </table:table-cell>
          <table:table-cell office:value-type="float" office:value="1775" table:style-name="ce50">
            <text:p>1.775</text:p>
          </table:table-cell>
          <table:table-cell office:value-type="float" office:value="3748" table:style-name="ce50">
            <text:p>3.748</text:p>
          </table:table-cell>
          <table:table-cell office:value-type="percentage" office:value="0.47358591248665954" table:style-name="ce51">
            <text:p>47,4%</text:p>
          </table:table-cell>
          <table:table-cell office:value-type="float" office:value="789" table:style-name="ce50">
            <text:p>789</text:p>
          </table:table-cell>
          <table:table-cell office:value-type="float" office:value="7827" table:style-name="ce50">
            <text:p>7.827</text:p>
          </table:table-cell>
          <table:table-cell office:value-type="percentage" office:value="0.10080490609428899" table:style-name="ce51">
            <text:p>10,1%</text:p>
          </table:table-cell>
          <table:table-cell office:value-type="float" office:value="551" table:style-name="ce50">
            <text:p>551</text:p>
          </table:table-cell>
          <table:table-cell office:value-type="float" office:value="11299" table:style-name="ce50">
            <text:p>11.299</text:p>
          </table:table-cell>
          <table:table-cell office:value-type="percentage" office:value="4.8765377467032481E-2" table:style-name="ce51">
            <text:p>4,9%</text:p>
          </table:table-cell>
          <table:table-cell office:value-type="float" office:value="866" table:style-name="ce50">
            <text:p>866</text:p>
          </table:table-cell>
          <table:table-cell office:value-type="float" office:value="30095" table:style-name="ce50">
            <text:p>30.095</text:p>
          </table:table-cell>
          <table:table-cell office:value-type="percentage" office:value="2.8775544110317328E-2" table:style-name="ce51">
            <text:p>2,9%</text:p>
          </table:table-cell>
          <table:table-cell office:value-type="float" office:value="70" table:style-name="ce50">
            <text:p>70</text:p>
          </table:table-cell>
          <table:table-cell office:value-type="float" office:value="8536" table:style-name="ce50">
            <text:p>8.536</text:p>
          </table:table-cell>
          <table:table-cell office:value-type="percentage" office:value="8.200562324273665E-3" table:style-name="ce51">
            <text:p>0,8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5580" table:style-name="ce52">
            <text:p>5.580</text:p>
          </table:table-cell>
          <table:table-cell office:value-type="float" office:value="66178" table:style-name="ce52">
            <text:p>66.178</text:p>
          </table:table-cell>
          <table:table-cell office:value-type="percentage" office:value="8.4318051316147363E-2" table:style-name="ce53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1" table:style-name="ce55">
            <text:p>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" table:style-name="ce55">
            <text:p>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48" table:style-name="ce55">
            <text:p>548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199" table:style-name="ce55">
            <text:p>1.19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920" table:style-name="ce55">
            <text:p>3.92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81" table:style-name="ce55">
            <text:p>18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853" table:style-name="ce57">
            <text:p>5.853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205300" table:style-name="ce61">
            <text:p>2.205.300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77815149060134992" table:style-name="ce62">
            <text:p>77,8%</text:p>
          </table:table-cell>
          <table:table-cell office:value-type="float" office:value="223677" table:style-name="ce61">
            <text:p>223.677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5.6483449051715325E-2" table:style-name="ce62">
            <text:p>5,6%</text:p>
          </table:table-cell>
          <table:table-cell office:value-type="float" office:value="291077" table:style-name="ce61">
            <text:p>291.077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5.4539584701927268E-2" table:style-name="ce62">
            <text:p>5,5%</text:p>
          </table:table-cell>
          <table:table-cell office:value-type="float" office:value="435222" table:style-name="ce61">
            <text:p>435.222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6.1880145695352939E-2" table:style-name="ce62">
            <text:p>6,2%</text:p>
          </table:table-cell>
          <table:table-cell office:value-type="float" office:value="789578" table:style-name="ce61">
            <text:p>789.578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4.7262819304526436E-2" table:style-name="ce62">
            <text:p>4,7%</text:p>
          </table:table-cell>
          <table:table-cell office:value-type="float" office:value="75022" table:style-name="ce61">
            <text:p>75.022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2.2663209577140919E-2" table:style-name="ce62">
            <text:p>2,3%</text:p>
          </table:table-cell>
          <table:table-cell office:value-type="float" office:value="1069" table:style-name="ce61">
            <text:p>1.069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1263907343034975E-3" table:style-name="ce62">
            <text:p>0,1%</text:p>
          </table:table-cell>
          <table:table-cell office:value-type="float" office:value="4020945" table:style-name="ce61">
            <text:p>4.020.945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0.10019842599850057" table:style-name="ce62">
            <text:p>10,0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7T15:28:55Z</dc:date>
  </office:meta>
</office:document-meta>
</file>